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Dialogs/Standard/dialog-lb.xml" manifest:media-type="text/xml"/>
  <manifest:file-entry manifest:full-path="Dialogs/TUSUR/TemplateGenerator.xml" manifest:media-type="text/xml"/>
  <manifest:file-entry manifest:full-path="Dialogs/TUSUR/dialog-lb.xml" manifest:media-type="text/xml"/>
  <manifest:file-entry manifest:full-path="Dialogs/dialog-lc.xml" manifest:media-type="text/xml"/>
  <manifest:file-entry manifest:full-path="Thumbnails/thumbnail.png" manifest:media-type="image/png"/>
  <manifest:file-entry manifest:full-path="Basic/Standard/script-lb.xml" manifest:media-type="text/xml"/>
  <manifest:file-entry manifest:full-path="Basic/TUSUR/script-lb.xml" manifest:media-type="text/xml"/>
  <manifest:file-entry manifest:full-path="Basic/TUSUR/TemplateModule.xml" manifest:media-type="text/xml"/>
  <manifest:file-entry manifest:full-path="Basic/script-lc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new" xlink:href="vnd.sun.star.script:TUSUR.TemplateModule.ShowTemplateGenerator?language=Basic&amp;location=document" xlink:type="simple"/>
    </office:event-listeners>
  </office:scripts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Отчет_20_Колонтитул">
      <style:paragraph-properties>
        <style:tab-stops/>
      </style:paragraph-properties>
    </style:style>
    <style:style style:name="P2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3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4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5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6" style:family="paragraph" style:parent-style-name="Отчет_20_Титульный_20_Информация">
      <style:paragraph-properties>
        <style:tab-stops>
          <style:tab-stop style:position="2cm" style:type="center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7" style:family="paragraph" style:parent-style-name="Отчет_20_Титульный_20_Информация">
      <style:text-properties style:text-underline-style="none" officeooo:rsid="0018d78e" officeooo:paragraph-rsid="0018d78e"/>
    </style:style>
    <style:style style:name="P8" style:family="paragraph" style:parent-style-name="Отчет_20_Титульный_20_Информация">
      <style:paragraph-properties>
        <style:tab-stops>
          <style:tab-stop style:position="1cm" style:type="center"/>
          <style:tab-stop style:position="2cm" style:type="right"/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9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10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11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solid" style:text-underline-width="auto" style:text-underline-color="font-color" officeooo:rsid="0018d78e" officeooo:paragraph-rsid="0018d78e"/>
    </style:style>
    <style:style style:name="P12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  <style:text-properties style:text-underline-style="solid" style:text-underline-width="auto" style:text-underline-color="font-color"/>
    </style:style>
    <style:style style:name="P13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</style:style>
    <style:style style:name="P14" style:family="paragraph" style:parent-style-name="Отчет_20_Титульный_20_Информация">
      <style:paragraph-properties fo:break-before="column"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15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</style:style>
    <style:style style:name="P16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1d3e4f"/>
    </style:style>
    <style:style style:name="P17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81c84f"/>
    </style:style>
    <style:style style:name="P18" style:family="paragraph" style:parent-style-name="Отчет_20_Абзац">
      <style:text-properties officeooo:paragraph-rsid="008560cc"/>
    </style:style>
    <style:style style:name="P19" style:family="paragraph" style:parent-style-name="Отчет_20_Абзац">
      <style:paragraph-properties fo:text-align="center" style:justify-single-word="false"/>
    </style:style>
    <style:style style:name="P20" style:family="paragraph" style:parent-style-name="Отчет_20_Абзац">
      <style:paragraph-properties fo:text-align="center" style:justify-single-word="false"/>
      <style:text-properties officeooo:paragraph-rsid="008560cc"/>
    </style:style>
    <style:style style:name="P21" style:family="paragraph" style:parent-style-name="Отчет_20_Абзац">
      <style:paragraph-properties fo:text-align="center" style:justify-single-word="false"/>
      <style:text-properties officeooo:paragraph-rsid="00858f9e"/>
    </style:style>
    <style:style style:name="P22" style:family="paragraph" style:parent-style-name="Отчет_20_Абзац">
      <style:text-properties officeooo:paragraph-rsid="00858f9e"/>
    </style:style>
    <style:style style:name="P23" style:family="paragraph" style:parent-style-name="Отчет_20_Абзац">
      <style:paragraph-properties fo:text-align="center" style:justify-single-word="false"/>
      <style:text-properties officeooo:rsid="00858f9e" officeooo:paragraph-rsid="00858f9e"/>
    </style:style>
    <style:style style:name="P24" style:family="paragraph" style:parent-style-name="Отчет_20_Абзац">
      <style:paragraph-properties fo:text-align="center" style:justify-single-word="false"/>
      <style:text-properties officeooo:rsid="00867b32" officeooo:paragraph-rsid="00867b32"/>
    </style:style>
    <style:style style:name="P25" style:family="paragraph" style:parent-style-name="Отчет_20_Абзац">
      <style:text-properties officeooo:rsid="00867b32" officeooo:paragraph-rsid="00867b32"/>
    </style:style>
    <style:style style:name="P26" style:family="paragraph" style:parent-style-name="Отчет_20_Абзац">
      <style:paragraph-properties fo:text-align="center" style:justify-single-word="false"/>
      <style:text-properties officeooo:rsid="00874968" officeooo:paragraph-rsid="00874968"/>
    </style:style>
    <style:style style:name="P27" style:family="paragraph" style:parent-style-name="Отчет_20_Абзац">
      <style:text-properties officeooo:rsid="00891f80" officeooo:paragraph-rsid="00891f80"/>
    </style:style>
    <style:style style:name="P28" style:family="paragraph" style:parent-style-name="Отчет_20_Абзац">
      <style:text-properties officeooo:rsid="0089dbc7" officeooo:paragraph-rsid="0089dbc7"/>
    </style:style>
    <style:style style:name="P29" style:family="paragraph" style:parent-style-name="Отчет_20_Абзац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0" style:family="paragraph" style:parent-style-name="Отчет_20_Титульный_20_Тема_20_Работы">
      <style:text-properties officeooo:paragraph-rsid="001d3e4f"/>
    </style:style>
    <style:style style:name="P31" style:family="paragraph" style:parent-style-name="Отчет_20_Титульный_20_Базовый" style:master-page-name="Отчет_20_Титульный">
      <style:paragraph-properties fo:margin-top="0cm" fo:margin-bottom="0.199cm" style:contextual-spacing="false" fo:text-align="center" style:justify-single-word="false" style:page-number="auto"/>
    </style:style>
    <style:style style:name="P32" style:family="paragraph" style:parent-style-name="Отчет_20_Абзац">
      <style:text-properties officeooo:rsid="008bc7e1" officeooo:paragraph-rsid="008bc7e1"/>
    </style:style>
    <style:style style:name="P33" style:family="paragraph" style:parent-style-name="Отчет_20_Абзац">
      <style:paragraph-properties fo:text-align="justify" style:justify-single-word="false"/>
      <style:text-properties officeooo:rsid="008bc7e1" officeooo:paragraph-rsid="008bc7e1"/>
    </style:style>
    <style:style style:name="P34" style:family="paragraph" style:parent-style-name="Отчет_20_Абзац">
      <style:paragraph-properties fo:text-align="center" style:justify-single-word="false"/>
      <style:text-properties officeooo:rsid="008bc7e1" officeooo:paragraph-rsid="008bc7e1"/>
    </style:style>
    <style:style style:name="P35" style:family="paragraph" style:parent-style-name="Отчет_20_Абзац">
      <style:text-properties officeooo:rsid="0089dbc7" officeooo:paragraph-rsid="0089dbc7"/>
    </style:style>
    <style:style style:name="P36" style:family="paragraph" style:parent-style-name="Отчет_20_Абзац">
      <style:text-properties officeooo:rsid="009064a3" officeooo:paragraph-rsid="009064a3"/>
    </style:style>
    <style:style style:name="P37" style:family="paragraph" style:parent-style-name="Отчет_20_Абзац">
      <style:text-properties officeooo:rsid="0091a41d" officeooo:paragraph-rsid="0091a41d"/>
    </style:style>
    <style:style style:name="P38" style:family="paragraph" style:parent-style-name="Отчет_20_Абзац">
      <style:paragraph-properties fo:margin-left="0cm" fo:margin-right="0cm" fo:text-align="center" style:justify-single-word="false" fo:text-indent="0cm" style:auto-text-indent="false"/>
      <style:text-properties officeooo:rsid="008d70f8" officeooo:paragraph-rsid="008d70f8"/>
    </style:style>
    <style:style style:name="P39" style:family="paragraph" style:parent-style-name="Отчет_20_Заголовок_20_1">
      <style:text-properties officeooo:rsid="008560cc" officeooo:paragraph-rsid="008560cc"/>
    </style:style>
    <style:style style:name="P40" style:family="paragraph" style:parent-style-name="Отчет_20_Заголовок_20_1" style:master-page-name="">
      <style:paragraph-properties style:page-number="auto" fo:break-before="auto" fo:break-after="auto"/>
      <style:text-properties officeooo:rsid="0091a41d" officeooo:paragraph-rsid="0091a41d"/>
    </style:style>
    <style:style style:name="P41" style:family="paragraph" style:parent-style-name="Отчет_20_Заголовок_20_1" style:master-page-name="Отчет_20_Базовый">
      <style:paragraph-properties style:page-number="auto"/>
    </style:style>
    <style:style style:name="P42" style:family="paragraph" style:parent-style-name="Отчет_20_Заголовок_20_1" style:master-page-name="">
      <style:paragraph-properties style:page-number="auto" fo:break-before="auto" fo:break-after="auto"/>
      <style:text-properties officeooo:rsid="0091a41d" officeooo:paragraph-rsid="0091a41d"/>
    </style:style>
    <style:style style:name="P43" style:family="paragraph" style:parent-style-name="Отчет_20_Заголовок_20_2">
      <style:text-properties officeooo:rsid="008560cc" officeooo:paragraph-rsid="008560cc"/>
    </style:style>
    <style:style style:name="P44" style:family="paragraph" style:parent-style-name="Отчет_20_Заголовок_20_2">
      <style:text-properties officeooo:rsid="00858f9e" officeooo:paragraph-rsid="00858f9e"/>
    </style:style>
    <style:style style:name="P45" style:family="paragraph" style:parent-style-name="Отчет_20_Заголовок_20_2">
      <style:text-properties officeooo:rsid="0092ed78" officeooo:paragraph-rsid="0092ed78"/>
    </style:style>
    <style:style style:name="P46" style:family="paragraph" style:parent-style-name="Отчет_20_Листинг">
      <style:text-properties officeooo:rsid="008560cc" officeooo:paragraph-rsid="008560cc"/>
    </style:style>
    <style:style style:name="P47" style:family="paragraph" style:parent-style-name="Отчет_20_Листинг">
      <style:text-properties officeooo:paragraph-rsid="00891f80"/>
    </style:style>
    <style:style style:name="T1" style:family="text">
      <style:text-properties officeooo:rsid="002425c1"/>
    </style:style>
    <style:style style:name="T2" style:family="text">
      <style:text-properties officeooo:rsid="008560cc"/>
    </style:style>
    <style:style style:name="T3" style:family="text">
      <style:text-properties officeooo:rsid="00176ea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080b0"/>
    </style:style>
    <style:style style:name="T6" style:family="text">
      <style:text-properties style:text-underline-style="solid" style:text-underline-width="auto" style:text-underline-color="font-color" officeooo:rsid="008560cc"/>
    </style:style>
    <style:style style:name="T7" style:family="text">
      <style:text-properties style:text-underline-style="none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per 58%" fo:font-style="italic" officeooo:rsid="0019c97b" style:font-style-asian="italic" style:font-style-complex="italic"/>
    </style:style>
    <style:style style:name="T10" style:family="text">
      <style:text-properties style:text-position="super 58%" fo:font-style="italic" officeooo:rsid="001aab59" style:font-style-asian="italic" style:font-style-complex="italic"/>
    </style:style>
    <style:style style:name="T11" style:family="text">
      <style:text-properties style:text-position="super 58%" fo:font-style="italic" officeooo:rsid="001ba75e" style:font-style-asian="italic" style:font-style-complex="italic"/>
    </style:style>
    <style:style style:name="T12" style:family="text">
      <style:text-properties style:text-position="super 58%" fo:font-style="italic" style:text-underline-style="none" officeooo:rsid="001aab59" style:font-style-asian="italic" style:font-style-complex="italic"/>
    </style:style>
    <style:style style:name="T13" style:family="text">
      <style:text-properties officeooo:rsid="001aab59"/>
    </style:style>
    <style:style style:name="T14" style:family="text">
      <style:text-properties officeooo:rsid="00858f9e"/>
    </style:style>
    <style:style style:name="T15" style:family="text">
      <style:text-properties officeooo:rsid="00867b32"/>
    </style:style>
    <style:style style:name="T16" style:family="text">
      <style:text-properties officeooo:rsid="00874513"/>
    </style:style>
    <style:style style:name="T17" style:family="text">
      <style:text-properties officeooo:rsid="00874968"/>
    </style:style>
    <style:style style:name="T18" style:family="text">
      <style:text-properties officeooo:rsid="00891f80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Year"/>
        <text:variable-decl office:value-type="string" text:name="Topic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section text:style-name="Sect1" text:name="Тема работы">
        <text:p text:style-name="P31">Министерство науки и высшего образования Российской Федерации</text:p>
        <text:p text:style-name="P15">Федеральное государственное бюджетное образовательное <text:line-break/>учреждение высшего образования</text:p>
        <text:p text:style-name="P17">ТОМСКИЙ ГОСУДАРСТВЕННЫЙ УНИВЕРСИТЕТ<text:line-break/>СИСТЕМ УПРАВЛЕНИЯ И РАДИОЭЛЕКТРОНИКИ (ТУСУР)</text:p>
        <text:p text:style-name="P30">ВЫЧИСЛЕНИЕ СОБСТВЕННЫХ ЧИСЕЛ И СОБСТВЕННЫХ ВЕКТОРОВ</text:p>
        <text:p text:style-name="P16"><text:span text:style-name="T2">Отчет по лабораторной работе №3</text:span> по дисциплин<text:span text:style-name="T3">е</text:span><text:line-break/>«<text:span text:style-name="T2">Численные методы</text:span>»</text:p>
      </text:section>
      <text:section text:style-name="Sect2" text:name="Отчет Автор"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P12"><text:tab/><text:tab/></text:p>
        <text:p text:style-name="P13"><text:tab/><text:span text:style-name="T11">(оценка)</text:span><text:tab/></text:p>
        <text:p text:style-name="P14">Выполнил:</text:p>
        <text:p text:style-name="P2"/>
        <text:p text:style-name="P2">Обучающийся гр. <text:span text:style-name="T4"><text:tab/></text:span><text:span text:style-name="T6">439-3</text:span><text:span text:style-name="T4"><text:tab/></text:span></text:p>
        <text:p text:style-name="P5"><text:tab/><text:span text:style-name="T8">(группа)</text:span><text:tab/></text:p>
        <text:p text:style-name="P3"><text:span text:style-name="T4"><text:tab/></text:span><text:span text:style-name="T7"> </text:span><text:span text:style-name="T4"><text:tab/></text:span><text:span text:style-name="T6">А. С. Мазовец</text:span><text:span text:style-name="T5"><text:tab/></text:span></text:p>
        <text:p text:style-name="P6"><text:tab/><text:span text:style-name="T8">(подпись)</text:span><text:tab/><text:span text:style-name="T8">(И. О. Фамилия)</text:span><text:tab/></text:p>
        <text:p text:style-name="P8">« <text:span text:style-name="T4"><text:tab/><text:tab/></text:span> » <text:span text:style-name="T4"><text:tab/><text:tab/></text:span> <text:span text:style-name="T2">2021</text:span>г.</text:p>
        <text:p text:style-name="P9"><text:tab/><text:span text:style-name="T8">(дата)</text:span><text:tab/></text:p>
        <text:p text:style-name="P7"/>
        <text:p text:style-name="P7"/>
        <text:p text:style-name="P7">Проверил:</text:p>
        <text:p text:style-name="P7"/>
        <text:p text:style-name="P11"><text:tab/><text:span text:style-name="T2">ассистент кафедры АСУ</text:span><text:tab/></text:p>
        <text:p text:style-name="P9"><text:tab/><text:span text:style-name="T9">(должность, ученая степень, звание)</text:span><text:tab/></text:p>
        <text:p text:style-name="P10"><text:span text:style-name="T4"><text:tab/></text:span> <text:span text:style-name="T4"><text:tab/></text:span><text:span text:style-name="T6">А. Е. Косова</text:span><text:span text:style-name="T4"><text:tab/></text:span></text:p>
        <text:p text:style-name="P6"><text:tab/><text:span text:style-name="T10">(подпись)</text:span><text:tab/><text:span text:style-name="T10">(И. О. Фамилия)</text:span><text:tab/></text:p>
        <text:p text:style-name="P8">« <text:span text:style-name="T4"><text:tab/><text:tab/></text:span> » <text:span text:style-name="T4"><text:tab/><text:tab/></text:span> <text:span text:style-name="T2">2021</text:span><text:span text:style-name="T13">г.</text:span></text:p>
        <text:p text:style-name="P4"><text:span text:style-name="T7"><text:tab/></text:span><text:span text:style-name="T12">(дата)</text:span><text:span text:style-name="T7"><text:tab/></text:span></text:p>
        <text:p text:style-name="P4"/>
        <text:section text:style-name="Sect1" text:name="Раздел1">
          <text:list xml:id="list1359745630" text:style-name="Отчет_20_Нумерованный">
            <text:list-item>
              <text:h text:style-name="P41" text:outline-level="1">Введение</text:h>
              <text:list>
                <text:list-item>
                  <text:h text:style-name="P43" text:outline-level="2">Цели</text:h>
                </text:list-item>
              </text:list>
            </text:list-item>
          </text:list>
          <text:p text:style-name="P18">При помощи метода Данилевского необходимо реализовать поиск собственных чисел и векторов, а также найти их кратность.</text:p>
          <text:list xml:id="list235529774437353" text:continue-numbering="true" text:style-name="Отчет_20_Нумерованный">
            <text:list-item>
              <text:list>
                <text:list-item>
                  <text:h text:style-name="Отчет_20_Заголовок_20_2" text:outline-level="2">Входные данные</text:h>
                </text:list-item>
              </text:list>
            </text:list-item>
          </text:list>
          <text:p text:style-name="Отчет_20_Абзац">m – тип задачи (1 – поиск собственных чисел, 2 –</text:p>
          <text:p text:style-name="Отчет_20_Абзац">векторов);</text:p>
          <text:p text:style-name="Отчет_20_Абзац">n – порядок матрицы;</text:p>
          <text:list xml:id="list4272447067" text:style-name="Отчет_20_Листинг">
            <text:list-item>
              <text:p text:style-name="Отчет_20_Листинг">a11..a1n</text:p>
            </text:list-item>
            <text:list-item>
              <text:p text:style-name="Отчет_20_Листинг">a21..a2n</text:p>
            </text:list-item>
            <text:list-item>
              <text:p text:style-name="P46">. . <text:s/>. . </text:p>
            </text:list-item>
            <text:list-item>
              <text:p text:style-name="Отчет_20_Листинг">an1..ann</text:p>
            </text:list-item>
          </text:list>
          <text:list xml:id="list235528285019409" text:continue-list="list235529774437353" text:style-name="Отчет_20_Нумерованный">
            <text:list-item>
              <text:list>
                <text:list-item>
                  <text:h text:style-name="P43" text:outline-level="2">Выходные данные</text:h>
                </text:list-item>
              </text:list>
            </text:list-item>
          </text:list>
          <text:p text:style-name="P18">P – матрица Фробениуса;</text:p>
          <text:p text:style-name="P18">λi – i-е собственное число;</text:p>
          <text:p text:style-name="P18">|A-λiE| – проверка i-го собственного числа (при m=1);</text:p>
          <text:p text:style-name="P18">xi – i-й собственный вектор (при m = 2);</text:p>
          <text:p text:style-name="P18">Axi-λixi – проверка i-го собственного вектора (при m = 2);</text:p>
          <text:p text:style-name="P18">ki – кратность i-го собственного числа/вектора;</text:p>
          <text:list xml:id="list235528304343117" text:continue-numbering="true" text:style-name="Отчет_20_Нумерованный">
            <text:list-item>
              <text:h text:style-name="P39" text:outline-level="1">Теория</text:h>
              <text:list>
                <text:list-item>
                  <text:h text:style-name="P44" text:outline-level="2">Определение</text:h>
                </text:list-item>
              </text:list>
            </text:list-item>
          </text:list>
          <text:p text:style-name="P22">Собственным числом матрицы <text:span text:style-name="T14">Α</text:span> называется такое число <text:span text:style-name="T14">λ</text:span>, которое обращает в ноль определитель: </text:p>
          <text:p text:style-name="P23"><draw:frame draw:style-name="fr2" draw:name="Объект2" text:anchor-type="as-char" svg:width="2.164cm" svg:height="0.489cm" draw:z-index="15"><draw:object xlink:href="./Object 2" xlink:type="simple" xlink:show="embed" xlink:actuate="onLoad"/><draw:image xlink:href="./ObjectReplacements/Object 2" xlink:type="simple" xlink:show="embed" xlink:actuate="onLoad"/></draw:frame>(2.1)</text:p>
          <text:p text:style-name="Отчет_20_Абзац">где <text:span text:style-name="T14">Ε</text:span> – единичная матрица.</text:p>
          <text:p text:style-name="P22">Собственным вектором матрицы A называется такой ненулевой вектор <text:span text:style-name="T14">χ</text:span>, что выполняется: </text:p>
          <text:p text:style-name="P21"><draw:frame draw:style-name="fr2" draw:name="Объект3" text:anchor-type="as-char" svg:width="1.483cm" svg:height="0.467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4">(2.2)</text:span></text:p>
          <text:p text:style-name="Отчет_20_Абзац">У квадратной матрицы размерности n имеется n собственных чисел и векторов. Некоторые из них могут быть кратными. Таким образом, квадратная матрица размерности n имеет m различных собственных чисел λi и соответствующих им собственных векторов xi кратности ki . При этом<text:span text:style-name="T14">:</text:span></text:p>
          <text:p text:style-name="P20"><draw:frame draw:style-name="fr2" draw:name="Объект1" text:anchor-type="as-char" svg:width="5.325cm" svg:height="1.13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(2.3)</text:span></text:p>
          <text:list xml:id="list235528417898571" text:continue-numbering="true" text:style-name="Отчет_20_Нумерованный">
            <text:list-item>
              <text:list>
                <text:list-item>
                  <text:h text:style-name="P44" text:outline-level="2">Метод Данилевского</text:h>
                </text:list-item>
              </text:list>
            </text:list-item>
          </text:list>
          <text:p text:style-name="P22">Суть его состоит в том, что исходная матрица A преобразуется в подобную ей матрицу Фробениуса P, имеющую следующий вид:</text:p>
          <text:p text:style-name="P21"><draw:frame draw:style-name="fr2" draw:name="Объект4" text:anchor-type="as-char" svg:width="4.526cm" svg:height="2.073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5">(2.4)</text:span></text:p>
          <text:p text:style-name="Отчет_20_Абзац">Делается это при помощи следующего преобразования подобия:</text:p>
          <text:p text:style-name="P19"><draw:frame draw:style-name="fr2" draw:name="Объект5" text:anchor-type="as-char" svg:width="1.977cm" svg:height="0.527cm" draw:z-index="3"><draw:object xlink:href="./Object 5" xlink:type="simple" xlink:show="embed" xlink:actuate="onLoad"/><draw:image xlink:href="./ObjectReplacements/Object 5" xlink:type="simple" xlink:show="embed" xlink:actuate="onLoad"/></draw:frame><text:span text:style-name="T15">(2.5)</text:span></text:p>
          <text:p text:style-name="Отчет_20_Абзац">где <draw:frame draw:style-name="fr2" draw:name="Объект6" text:anchor-type="as-char" svg:width="7.745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5">Матрицы Μ строятся следующим образом:</text:p>
          <text:p text:style-name="P24"><draw:frame draw:style-name="fr2" draw:name="Объект7" text:anchor-type="as-char" svg:width="7.214cm" svg:height="3.23cm" draw:z-index="6"><draw:object xlink:href="./Object 7" xlink:type="simple" xlink:show="embed" xlink:actuate="onLoad"/><draw:image xlink:href="./ObjectReplacements/Object 7" xlink:type="simple" xlink:show="embed" xlink:actuate="onLoad"/></draw:frame><text:s text:c="2"/><text:span text:style-name="T16">(2.5)</text:span></text:p>
          <text:p text:style-name="P24"><text:soft-page-break/><draw:frame draw:style-name="fr2" draw:name="Объект8" text:anchor-type="as-char" svg:width="7.244cm" svg:height="1.25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7">(2.6)</text:span></text:p>
          <text:p text:style-name="Отчет_20_Абзац">Далее для матрицы P строится характеристический полином:</text:p>
          <text:p text:style-name="P19"><draw:frame draw:style-name="fr2" draw:name="Объект9" text:anchor-type="as-char" svg:width="10.035cm" svg:height="0.59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7">(2.7)</text:span></text:p>
          <text:p text:style-name="Отчет_20_Абзац">Это полином имеет n корней λ1, λ2, …, λn. Некоторые из них могут быть кратными, при этом выполняется соотношение. Необходимо не только найти все корни полинома, но и определить их кратность.</text:p>
          <text:list xml:id="list235528567103215" text:continue-numbering="true" text:style-name="Отчет_20_Нумерованный">
            <text:list-item>
              <text:list>
                <text:list-item>
                  <text:h text:style-name="Отчет_20_Заголовок_20_2" text:outline-level="2">Вычисление собственных векторов</text:h>
                </text:list-item>
              </text:list>
            </text:list-item>
          </text:list>
          <text:p text:style-name="Отчет_20_Абзац">Далее для каждого собственного числа вычисляется соответствующий ему собственный вектор. Если yi – это собственный вектор матрицы P, соответствующий собственному числу λi, то</text:p>
          <text:p text:style-name="P19"><draw:frame draw:style-name="fr2" draw:name="Объект10" text:anchor-type="as-char" svg:width="3.358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7">(2.8)</text:span></text:p>
          <text:p text:style-name="Отчет_20_Абзац">При этом собственный вектор матрицы P выглядит следующим образом:</text:p>
          <text:p text:style-name="P26"><draw:frame draw:style-name="fr2" draw:name="Объект11" text:anchor-type="as-char" svg:width="1.933cm" svg:height="2.723cm" draw:z-index="10"><draw:object xlink:href="./Object 11" xlink:type="simple" xlink:show="embed" xlink:actuate="onLoad"/><draw:image xlink:href="./ObjectReplacements/Object 11" xlink:type="simple" xlink:show="embed" xlink:actuate="onLoad"/></draw:frame>(2.9)</text:p>
          <text:list xml:id="list235529696144641" text:continue-numbering="true" text:style-name="Отчет_20_Нумерованный">
            <text:list-item>
              <text:list>
                <text:list-item>
                  <text:h text:style-name="Отчет_20_Заголовок_20_2" text:outline-level="2">Определение кратности собственных чисел и векторов</text:h>
                </text:list-item>
              </text:list>
            </text:list-item>
          </text:list>
          <text:p text:style-name="Отчет_20_Абзац">Корень уравнения ξ имеет кратность k, если не только функция в точке ξ принимает нулевое значение, но и k–1 ее производных:</text:p>
          <text:p text:style-name="P29"><draw:frame draw:style-name="fr2" draw:name="Объект12" text:anchor-type="as-char" svg:width="4.738cm" svg:height="0.564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7">(2.10)</text:span></text:p>
          <text:p text:style-name="Отчет_20_Абзац">При i = 0 имеем саму функцию. Таким образом, получаем κ нулей функции и ее производных.</text:p>
          <text:list xml:id="list235527939688278" text:continue-numbering="true" text:style-name="Отчет_20_Нумерованный">
            <text:list-item>
              <text:h text:style-name="Отчет_20_Заголовок_20_1" text:outline-level="1">Результат работы</text:h>
            </text:list-item>
          </text:list>
          <text:p text:style-name="Отчет_20_Абзац">Пример <text:span text:style-name="T17">выполнения программы для матрицы:</text:span></text:p>
          <text:p text:style-name="P19"><draw:frame draw:style-name="fr2" draw:name="Объект13" text:anchor-type="as-char" svg:width="4.473cm" svg:height="2.18cm" draw:z-index="21"><draw:object xlink:href="./Object 13" xlink:type="simple" xlink:show="embed" xlink:actuate="onLoad"/><draw:image xlink:href="./ObjectReplacements/Object 13" xlink:type="simple" xlink:show="embed" xlink:actuate="onLoad"/></draw:frame><text:span text:style-name="T17">(3.1)</text:span></text:p>
          <text:p text:style-name="Отчет_20_Абзац">Входные данные:</text:p>
          <text:list xml:id="list235529199937067" text:continue-list="list4272447067" text:style-name="Отчет_20_Листинг">
            <text:list-item text:start-value="1">
              <text:p text:style-name="Отчет_20_Листинг">⎡ <text:s text:c="2"/>2.200, <text:s text:c="2"/>1.000, <text:s text:c="2"/>0.500, <text:s text:c="2"/>2.000 ⎤</text:p>
            </text:list-item>
            <text:list-item>
              <text:p text:style-name="Отчет_20_Листинг">⎢ <text:s text:c="2"/>1.000, <text:s text:c="2"/>1.300, <text:s text:c="2"/>2.000, <text:s text:c="2"/>1.000 ⎥</text:p>
            </text:list-item>
            <text:list-item>
              <text:p text:style-name="Отчет_20_Листинг">⎢ <text:s text:c="2"/>0.500, <text:s text:c="2"/>2.000, <text:s text:c="2"/>0.500, <text:s text:c="2"/>1.600 ⎥</text:p>
            </text:list-item>
            <text:list-item>
              <text:p text:style-name="Отчет_20_Листинг">⎣ <text:s text:c="2"/>2.000, <text:s text:c="2"/>1.000, <text:s text:c="2"/>1.600, <text:s text:c="2"/>2.000 ⎦</text:p>
            </text:list-item>
          </text:list>
          <text:p text:style-name="P27">Вывод программы:</text:p>
          <text:list xml:id="list235528414684740" text:continue-list="list235529199937067" text:style-name="Отчет_20_Листинг">
            <text:list-item text:start-value="1">
              <text:p text:style-name="Отчет_20_Листинг">⎡ <text:s text:c="2"/>2.200, <text:s text:c="2"/>1.000, <text:s text:c="2"/>0.500, <text:s text:c="2"/>2.000 ⎤</text:p>
            </text:list-item>
            <text:list-item>
              <text:p text:style-name="Отчет_20_Листинг">⎢ <text:s text:c="2"/>1.000, <text:s text:c="2"/>1.300, <text:s text:c="2"/>2.000, <text:s text:c="2"/>1.000 ⎥</text:p>
            </text:list-item>
            <text:list-item>
              <text:p text:style-name="Отчет_20_Листинг">⎢ <text:s text:c="2"/>0.500, <text:s text:c="2"/>2.000, <text:s text:c="2"/>0.500, <text:s text:c="2"/>1.600 ⎥</text:p>
            </text:list-item>
            <text:list-item>
              <text:p text:style-name="Отчет_20_Листинг">⎣ <text:s text:c="2"/>2.000, <text:s text:c="2"/>1.000, <text:s text:c="2"/>1.600, <text:s text:c="2"/>2.000 ⎦</text:p>
            </text:list-item>
            <text:list-item>
              <text:p text:style-name="Отчет_20_Листинг"/>
            </text:list-item>
            <text:list-item>
              <text:p text:style-name="Отчет_20_Листинг">⎡ <text:s text:c="2"/>1.575, <text:s text:c="2"/>0.688, <text:s text:c="2"/>0.312, <text:s text:c="2"/>1.375 ⎤</text:p>
            </text:list-item>
            <text:list-item>
              <text:p text:style-name="Отчет_20_Листинг">⎢ <text:s/>-1.500, <text:s text:c="2"/>0.050, <text:s text:c="2"/>1.250, <text:s/>-1.500 ⎥</text:p>
            </text:list-item>
            <text:list-item>
              <text:p text:style-name="Отчет_20_Листинг">⎢ <text:s text:c="2"/>1.450, <text:s text:c="2"/>4.125, <text:s text:c="2"/>4.375, <text:s text:c="2"/>2.810 ⎥</text:p>
            </text:list-item>
            <text:list-item>
              <text:p text:style-name="Отчет_20_Листинг">⎣ <text:s text:c="2"/>0.000, <text:s text:c="2"/>0.000, <text:s text:c="2"/>1.000, <text:s text:c="2"/>0.000 ⎦</text:p>
            </text:list-item>
            <text:list-item>
              <text:p text:style-name="Отчет_20_Листинг"/>
            </text:list-item>
            <text:list-item>
              <text:p text:style-name="Отчет_20_Листинг">⎡ <text:s text:c="2"/>1.333, <text:s text:c="2"/>0.167, <text:s/>-0.417, <text:s text:c="2"/>0.907 ⎤</text:p>
            </text:list-item>
            <text:list-item>
              <text:p text:style-name="Отчет_20_Листинг">⎢ <text:s/>-4.327, <text:s text:c="2"/>4.667, <text:s text:c="2"/>7.143, <text:s/>-5.013 ⎥</text:p>
            </text:list-item>
            <text:list-item>
              <text:p text:style-name="Отчет_20_Листинг">⎢ <text:s text:c="2"/>0.000, <text:s text:c="2"/>1.000, <text:s text:c="2"/>0.000, <text:s text:c="2"/>0.000 ⎥</text:p>
            </text:list-item>
            <text:list-item>
              <text:p text:style-name="Отчет_20_Листинг">⎣ <text:s text:c="2"/>0.000, <text:s text:c="2"/>0.000, <text:s text:c="2"/>1.000, <text:s text:c="2"/>0.000 ⎦</text:p>
            </text:list-item>
            <text:list-item>
              <text:p text:style-name="Отчет_20_Листинг"/>
            </text:list-item>
            <text:list-item>
              <text:p text:style-name="Отчет_20_Листинг">⎡ <text:s text:c="2"/>6.000, <text:s text:c="2"/>0.200, -12.735, <text:s text:c="2"/>2.762 ⎤</text:p>
            </text:list-item>
            <text:list-item>
              <text:p text:style-name="Отчет_20_Листинг">⎢ <text:s text:c="2"/>1.000, <text:s text:c="2"/>0.000, <text:s text:c="2"/>0.000, <text:s/>-0.000 ⎥</text:p>
            </text:list-item>
            <text:list-item>
              <text:p text:style-name="Отчет_20_Листинг">⎢ <text:s text:c="2"/>0.000, <text:s text:c="2"/>1.000, <text:s text:c="2"/>0.000, <text:s text:c="2"/>0.000 ⎥</text:p>
            </text:list-item>
            <text:list-item>
              <text:p text:style-name="Отчет_20_Листинг">⎣ <text:s text:c="2"/>0.000, <text:s text:c="2"/>0.000, <text:s text:c="2"/>1.000, <text:s text:c="2"/>0.000 ⎦</text:p>
            </text:list-item>
            <text:list-item>
              <text:p text:style-name="Отчет_20_Листинг"/>
            </text:list-item>
            <text:list-item>
              <text:p text:style-name="Отчет_20_Листинг">Matrix S</text:p>
            </text:list-item>
            <text:list-item>
              <text:p text:style-name="Отчет_20_Листинг">⎡ <text:s/>-0.231, <text:s text:c="2"/>1.079, <text:s text:c="2"/>1.651, <text:s/>-1.159 ⎤</text:p>
            </text:list-item>
            <text:list-item>
              <text:p text:style-name="Отчет_20_Листинг">⎢ <text:s text:c="2"/>0.081, <text:s/>-0.137, <text:s/>-1.641, <text:s/>-0.274 ⎥</text:p>
            </text:list-item>
            <text:list-item>
              <text:p text:style-name="Отчет_20_Листинг">⎢ <text:s text:c="2"/>0.238, <text:s/>-1.263, <text:s/>-0.413, <text:s text:c="2"/>0.370 ⎥</text:p>
            </text:list-item>
            <text:list-item>
              <text:p text:style-name="Отчет_20_Листинг">⎣ <text:s text:c="2"/>0.000, <text:s text:c="2"/>0.000, <text:s text:c="2"/>0.000, <text:s text:c="2"/>1.000 ⎦</text:p>
            </text:list-item>
            <text:list-item>
              <text:p text:style-name="Отчет_20_Листинг"/>
            </text:list-item>
            <text:list-item>
              <text:p text:style-name="Отчет_20_Листинг">Frobenius matrix P</text:p>
            </text:list-item>
            <text:list-item>
              <text:p text:style-name="Отчет_20_Листинг">⎡ <text:s text:c="2"/>6.000, <text:s text:c="2"/>0.200, -12.735, <text:s text:c="2"/>2.762 ⎤</text:p>
            </text:list-item>
            <text:list-item>
              <text:p text:style-name="Отчет_20_Листинг">⎢ <text:s text:c="2"/>1.000, <text:s/>-0.000, <text:s/>-0.000, <text:s/>-0.000 ⎥</text:p>
            </text:list-item>
            <text:list-item>
              <text:p text:style-name="Отчет_20_Листинг">⎢ <text:s text:c="2"/>0.000, <text:s text:c="2"/>1.000, <text:s/>-0.000, <text:s text:c="2"/>0.000 ⎥</text:p>
            </text:list-item>
            <text:list-item>
              <text:p text:style-name="P47">⎣ <text:s text:c="2"/>0.000, <text:s/>-0.000, <text:s text:c="2"/>1.000, <text:s text:c="2"/>0.000 ⎦</text:p>
            </text:list-item>
            <text:list-item>
              <text:p text:style-name="P47"/>
            </text:list-item>
            <text:list-item>
              <text:p text:style-name="P47">λ1 <text:s text:c="9"/>= <text:s/>-1.420</text:p>
            </text:list-item>
            <text:list-item>
              <text:p text:style-name="Отчет_20_Листинг">|A - λ1E| <text:s text:c="2"/>= -5.491E-5</text:p>
            </text:list-item>
            <text:list-item>
              <text:p text:style-name="Отчет_20_Листинг"><text:soft-page-break/>x1 <text:s text:c="9"/>= [ <text:s/>-0.666, <text:s text:c="2"/>1.548, <text:s/>-2.272, <text:s text:c="2"/>1.000 ]</text:p>
            </text:list-item>
            <text:list-item>
              <text:p text:style-name="Отчет_20_Листинг">Ax1 - λ1x1 <text:s/>= [ -1.269E-5, 4.462E-6, 1.308E-5, 0.000E0 ]</text:p>
            </text:list-item>
            <text:list-item>
              <text:p text:style-name="Отчет_20_Листинг">k1 <text:s text:c="9"/>= 1</text:p>
            </text:list-item>
            <text:list-item>
              <text:p text:style-name="Отчет_20_Листинг"/>
            </text:list-item>
            <text:list-item>
              <text:p text:style-name="Отчет_20_Листинг">λ2 <text:s text:c="9"/>= <text:s text:c="2"/>0.223</text:p>
            </text:list-item>
            <text:list-item>
              <text:p text:style-name="Отчет_20_Листинг">|A - λ2E| <text:s text:c="2"/>= 4.805E-5</text:p>
            </text:list-item>
            <text:list-item>
              <text:p text:style-name="Отчет_20_Листинг">x2 <text:s text:c="9"/>= [ <text:s/>-0.740, <text:s/>-0.645, <text:s text:c="2"/>0.218, <text:s text:c="2"/>1.000 ]</text:p>
            </text:list-item>
            <text:list-item>
              <text:p text:style-name="Отчет_20_Листинг">Ax2 - λ2x2 <text:s/>= [ 1.111E-5, -3.904E-6, -1.144E-5, 0.000E0 ]</text:p>
            </text:list-item>
            <text:list-item>
              <text:p text:style-name="Отчет_20_Листинг">k2 <text:s text:c="9"/>= 1</text:p>
            </text:list-item>
            <text:list-item>
              <text:p text:style-name="Отчет_20_Листинг"/>
            </text:list-item>
            <text:list-item>
              <text:p text:style-name="Отчет_20_Листинг">λ3 <text:s text:c="9"/>= <text:s text:c="2"/>1.545</text:p>
            </text:list-item>
            <text:list-item>
              <text:p text:style-name="Отчет_20_Листинг">|A - λ3E| <text:s text:c="2"/>= -2.682E-5</text:p>
            </text:list-item>
            <text:list-item>
              <text:p text:style-name="Отчет_20_Листинг">x3 <text:s text:c="9"/>= [ <text:s text:c="2"/>3.116, <text:s/>-2.837, <text:s/>-2.406, <text:s text:c="2"/>1.000 ]</text:p>
            </text:list-item>
            <text:list-item>
              <text:p text:style-name="Отчет_20_Листинг">Ax3 - λ3x3 <text:s/>= [ -6.199E-6, 2.179E-6, 6.387E-6, 4.441E-16 ]</text:p>
            </text:list-item>
            <text:list-item>
              <text:p text:style-name="Отчет_20_Листинг">k3 <text:s text:c="9"/>= 1</text:p>
            </text:list-item>
            <text:list-item>
              <text:p text:style-name="Отчет_20_Листинг"/>
            </text:list-item>
            <text:list-item>
              <text:p text:style-name="Отчет_20_Листинг">λ4 <text:s text:c="9"/>= <text:s text:c="2"/>5.652</text:p>
            </text:list-item>
            <text:list-item>
              <text:p text:style-name="Отчет_20_Листинг">|A - λ4E| <text:s text:c="2"/>= -3.677E-4</text:p>
            </text:list-item>
            <text:list-item>
              <text:p text:style-name="Отчет_20_Листинг">x4 <text:s text:c="9"/>= [ <text:s text:c="2"/>0.897, <text:s text:c="2"/>0.753, <text:s text:c="2"/>0.690, <text:s text:c="2"/>1.000 ]</text:p>
            </text:list-item>
            <text:list-item>
              <text:p text:style-name="Отчет_20_Листинг">Ax4 - λ4x4 <text:s/>= [ -8.498E-5, 2.987E-5, 8.755E-5, -6.217E-15 ]</text:p>
            </text:list-item>
            <text:list-item>
              <text:p text:style-name="Отчет_20_Листинг">k4 <text:s text:c="9"/>= 1</text:p>
            </text:list-item>
          </text:list>
          <text:list xml:id="list235528849868925" text:continue-list="list235527939688278" text:style-name="Отчет_20_Нумерованный">
            <text:list-item>
              <text:list>
                <text:list-item>
                  <text:h text:style-name="Отчет_20_Заголовок_20_2" text:outline-level="2">Проверка</text:h>
                </text:list-item>
              </text:list>
            </text:list-item>
          </text:list>
          <text:p text:style-name="Отчет_20_Абзац">Вычислим собственные значения матрицы Α используя формулы 2.1 — 2.7.</text:p>
          <text:p text:style-name="Отчет_20_Абзац">1-<text:span text:style-name="T18">й</text:span> этап:</text:p>
          <text:p text:style-name="Отчет_20_Абзац"><draw:frame draw:style-name="fr3" draw:name="Объект17" text:anchor-type="as-char" svg:y="-1.409cm" svg:width="4.473cm" svg:height="2.18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text:p text:style-name="P27"><draw:frame draw:style-name="fr2" draw:name="Объект14" text:anchor-type="as-char" svg:width="11.014cm" svg:height="2.764cm" draw:z-index="18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27"><draw:frame draw:style-name="fr2" draw:name="Объект15" text:anchor-type="as-char" svg:width="3.768cm" svg:height="2.18cm" draw:z-index="19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27">2-й этап:</text:p>
          <text:p text:style-name="P27"><draw:frame draw:style-name="fr2" draw:name="Объект16" text:anchor-type="as-char" svg:width="8.557cm" svg:height="2.18cm" draw:z-index="20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27"/>
          <text:p text:style-name="P27"><text:soft-page-break/><draw:frame draw:style-name="fr2" draw:name="Объект18" text:anchor-type="as-char" svg:width="14.531cm" svg:height="2.764cm" draw:z-index="1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27"><draw:frame draw:style-name="fr2" draw:name="Объект19" text:anchor-type="as-char" svg:width="5.985cm" svg:height="2.18cm" draw:z-index="12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28">3-й этап:</text:p>
          <text:p text:style-name="P28"><draw:frame draw:style-name="fr2" draw:name="Объект20" text:anchor-type="as-char" svg:width="10.074cm" svg:height="2.18cm" draw:z-index="13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28"><draw:frame draw:style-name="fr2" draw:name="Объект21" text:anchor-type="as-char" svg:width="15.565cm" svg:height="2.764cm" draw:z-index="14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28"><draw:frame draw:style-name="fr2" draw:name="Объект22" text:anchor-type="as-char" svg:width="7.906cm" svg:height="2.18cm" draw:z-index="16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33">Матрица Фробениуса:</text:p>
          <text:p text:style-name="P34"><draw:frame draw:style-name="fr1" draw:name="Объект23" text:anchor-type="as-char" svg:width="7.689cm" svg:height="2.18cm" draw:z-index="22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32">Полином характеристического уравнения матрицы А:</text:p>
          <text:p text:style-name="P38"><draw:frame draw:style-name="fr1" draw:name="Объект24" text:anchor-type="as-char" svg:width="6.653cm" svg:height="0.527cm" draw:z-index="23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36">Корни полинома:</text:p>
          <text:p text:style-name="P36"><draw:frame draw:style-name="fr1" draw:name="Объект25" text:anchor-type="as-char" svg:width="2.388cm" svg:height="0.531cm" draw:z-index="24"><draw:object xlink:href="./Object 25" xlink:type="simple" xlink:show="embed" xlink:actuate="onLoad"/><draw:image xlink:href="./ObjectReplacements/Object 25" xlink:type="simple" xlink:show="embed" xlink:actuate="onLoad"/></draw:frame><draw:frame draw:style-name="fr1" draw:name="Объект26" text:anchor-type="as-char" svg:width="2.083cm" svg:height="0.531cm" draw:z-index="28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Объект27" text:anchor-type="as-char" svg:width="2.087cm" svg:height="0.531cm" draw:z-index="30"><draw:object xlink:href="./Object 27" xlink:type="simple" xlink:show="embed" xlink:actuate="onLoad"/><draw:image xlink:href="./ObjectReplacements/Object 27" xlink:type="simple" xlink:show="embed" xlink:actuate="onLoad"/></draw:frame><draw:frame draw:style-name="fr1" draw:name="Объект28" text:anchor-type="as-char" svg:width="1.873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36">Найдем собственные векторы матрицы Α:</text:p>
          <text:p text:style-name="P36"><draw:frame draw:style-name="fr1" draw:name="Объект29" text:anchor-type="as-char" svg:width="9.947cm" svg:height="2.18cm" draw:z-index="25"><draw:object xlink:href="./Object 29" xlink:type="simple" xlink:show="embed" xlink:actuate="onLoad"/><draw:image xlink:href="./ObjectReplacements/Object 29" xlink:type="simple" xlink:show="embed" xlink:actuate="onLoad"/></draw:frame></text:p>
          <text:p text:style-name="P36"><text:soft-page-break/><draw:frame draw:style-name="fr1" draw:name="Объект30" text:anchor-type="as-char" svg:width="6.366cm" svg:height="2.18cm" draw:z-index="26"><draw:object xlink:href="./Object 30" xlink:type="simple" xlink:show="embed" xlink:actuate="onLoad"/><draw:image xlink:href="./ObjectReplacements/Object 30" xlink:type="simple" xlink:show="embed" xlink:actuate="onLoad"/></draw:frame><draw:frame draw:style-name="fr1" draw:name="Объект31" text:anchor-type="as-char" svg:width="6.045cm" svg:height="2.18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text:p text:style-name="P36"><draw:frame draw:style-name="fr1" draw:name="Объект32" text:anchor-type="as-char" svg:width="6.054cm" svg:height="2.18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draw:frame draw:style-name="fr1" draw:name="Объект33" text:anchor-type="as-char" svg:width="6.174cm" svg:height="2.18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text:list xml:id="list235528609037641" text:continue-numbering="true" text:style-name="Отчет_20_Нумерованный">
            <text:list-item>
              <text:h text:style-name="P40" text:outline-level="1">Вывод</text:h>
            </text:list-item>
          </text:list>
          <text:p text:style-name="P37">Реализовал и освоил метод Данилевского для нахождения собственных значений и собственных векторов матрицы. Сделал проверку полученных результатов.</text:p>
          <text:list xml:id="list235529500512460" text:continue-numbering="true" text:style-name="Отчет_20_Нумерованный">
            <text:list-item>
              <text:h text:style-name="P40" text:outline-level="1">Листинг программы</text:h>
              <text:list>
                <text:list-item>
                  <text:h text:style-name="P45" text:outline-level="2">Модуль Methods.hs</text:h>
                </text:list-item>
              </text:list>
            </text:list-item>
          </text:list>
          <text:list xml:id="list235528444809901" text:continue-list="list235528414684740" text:style-name="Отчет_20_Листинг">
            <text:list-item text:start-value="1">
              <text:p text:style-name="Отчет_20_Листинг">module Methods where</text:p>
            </text:list-item>
            <text:list-item>
              <text:p text:style-name="Отчет_20_Листинг"/>
            </text:list-item>
            <text:list-item>
              <text:p text:style-name="Отчет_20_Листинг">import Control.Applicative</text:p>
            </text:list-item>
            <text:list-item>
              <text:p text:style-name="Отчет_20_Листинг">import Control.Monad</text:p>
            </text:list-item>
            <text:list-item>
              <text:p text:style-name="Отчет_20_Листинг">import Prelude hiding ( break )</text:p>
            </text:list-item>
            <text:list-item>
              <text:p text:style-name="Отчет_20_Листинг">import Data.List hiding ( break )</text:p>
            </text:list-item>
            <text:list-item>
              <text:p text:style-name="Отчет_20_Листинг"/>
            </text:list-item>
            <text:list-item>
              <text:p text:style-name="Отчет_20_Листинг">type Matrix = [ Vector ]</text:p>
            </text:list-item>
            <text:list-item>
              <text:p text:style-name="Отчет_20_Листинг">type Vector = [ Double ]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matrixE :: Matrix</text:p>
            </text:list-item>
            <text:list-item>
              <text:p text:style-name="Отчет_20_Листинг">matrixE = do</text:p>
            </text:list-item>
            <text:list-item>
              <text:p text:style-name="Отчет_20_Листинг"><text:s text:c="4"/>prior &lt;- inits $ repeat 0</text:p>
            </text:list-item>
            <text:list-item>
              <text:p text:style-name="Отчет_20_Листинг"><text:s text:c="4"/>break &lt;- return $ repeat 0</text:p>
            </text:list-item>
            <text:list-item>
              <text:p text:style-name="Отчет_20_Листинг"><text:s text:c="4"/>return $ prior ++ 1 : break</text:p>
            </text:list-item>
            <text:list-item>
              <text:p text:style-name="Отчет_20_Листинг"/>
            </text:list-item>
            <text:list-item>
              <text:p text:style-name="Отчет_20_Листинг">mulVector :: Matrix -&gt; Vector -&gt; Vector</text:p>
            </text:list-item>
            <text:list-item>
              <text:p text:style-name="Отчет_20_Листинг">mulVector a b = join $ mulMatrix a (transpose [b])</text:p>
            </text:list-item>
            <text:list-item>
              <text:p text:style-name="Отчет_20_Листинг"/>
            </text:list-item>
            <text:list-item>
              <text:p text:style-name="Отчет_20_Листинг">mulScal :: Matrix -&gt; Double -&gt; Matrix</text:p>
            </text:list-item>
            <text:list-item>
              <text:p text:style-name="Отчет_20_Листинг">mulScal a b = map (map (*b)) a</text:p>
            </text:list-item>
            <text:list-item>
              <text:p text:style-name="Отчет_20_Листинг"/>
            </text:list-item>
            <text:list-item>
              <text:p text:style-name="Отчет_20_Листинг">mulVector' :: Vector -&gt; Matrix -&gt; Vector</text:p>
            </text:list-item>
            <text:list-item>
              <text:p text:style-name="Отчет_20_Листинг">mulVector' a b = join $ mulMatrix (transpose [a]) b</text:p>
            </text:list-item>
            <text:list-item>
              <text:p text:style-name="Отчет_20_Листинг"/>
            </text:list-item>
            <text:list-item>
              <text:p text:style-name="Отчет_20_Листинг">mulMatrix :: Matrix -&gt; Matrix -&gt; Matrix</text:p>
            </text:list-item>
            <text:list-item>
              <text:p text:style-name="Отчет_20_Листинг">mulMatrix a b = do</text:p>
            </text:list-item>
            <text:list-item>
              <text:p text:style-name="Отчет_20_Листинг"><text:soft-page-break/><text:s text:c="4"/>a' &lt;- a</text:p>
            </text:list-item>
            <text:list-item>
              <text:p text:style-name="Отчет_20_Листинг"><text:s text:c="4"/>b' &lt;- return $ map (sum . zipWith (*) a') $ transpose b</text:p>
            </text:list-item>
            <text:list-item>
              <text:p text:style-name="Отчет_20_Листинг"><text:s text:c="4"/>return b'</text:p>
            </text:list-item>
            <text:list-item>
              <text:p text:style-name="Отчет_20_Листинг"/>
            </text:list-item>
            <text:list-item>
              <text:p text:style-name="Отчет_20_Листинг">subMatrix :: Matrix -&gt; Matrix -&gt; Matrix</text:p>
            </text:list-item>
            <text:list-item>
              <text:p text:style-name="Отчет_20_Листинг">subMatrix = zipWith (zipWith (-))</text:p>
            </text:list-item>
            <text:list-item>
              <text:p text:style-name="Отчет_20_Листинг"/>
            </text:list-item>
            <text:list-item>
              <text:p text:style-name="Отчет_20_Листинг">subVector :: Vector -&gt; Vector -&gt; Vector</text:p>
            </text:list-item>
            <text:list-item>
              <text:p text:style-name="Отчет_20_Листинг">subVector = zipWith (-)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gershgorin :: Matrix -&gt; (Double, Double)</text:p>
            </text:list-item>
            <text:list-item>
              <text:p text:style-name="Отчет_20_Листинг">gershgorin m = (\e -&gt; (minimum e, maximum e)) . concat $ do</text:p>
            </text:list-item>
            <text:list-item>
              <text:p text:style-name="Отчет_20_Листинг"><text:s text:c="4"/>l &lt;- zipWith (\l i -&gt; (l, i)) m [0..]</text:p>
            </text:list-item>
            <text:list-item>
              <text:p text:style-name="Отчет_20_Листинг"><text:s text:c="4"/>let center (l', i') = l' !! i'</text:p>
            </text:list-item>
            <text:list-item>
              <text:p text:style-name="Отчет_20_Листинг"><text:s text:c="4"/>let low_c <text:s/>(l', i') = sum $ take i' l'</text:p>
            </text:list-item>
            <text:list-item>
              <text:p text:style-name="Отчет_20_Листинг"><text:s text:c="4"/>let high_c (l', i') = sum $ drop (i' + 1) l'</text:p>
            </text:list-item>
            <text:list-item>
              <text:p text:style-name="Отчет_20_Листинг"><text:s text:c="4"/>let rad <text:s text:c="3"/>l' <text:s text:c="6"/>= sum $ sequence [high_c, low_c] l'</text:p>
            </text:list-item>
            <text:list-item>
              <text:p text:style-name="Отчет_20_Листинг"><text:s text:c="4"/>return $ sequence [(+) &lt;$&gt; center &lt;*&gt; rad, (-) &lt;$&gt; center &lt;*&gt; rad] l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self :: Matrix -&gt; Double -&gt; Vector</text:p>
            </text:list-item>
            <text:list-item>
              <text:p text:style-name="Отчет_20_Листинг">self m eps = map (\x -&gt; (sum x) / (fromIntegral $ length x)) $</text:p>
            </text:list-item>
            <text:list-item>
              <text:p text:style-name="Отчет_20_Листинг"><text:s text:c="4"/>groupBy (\a b -&gt; abs (a - b) &lt;= (eps * 100)) $</text:p>
            </text:list-item>
            <text:list-item>
              <text:p text:style-name="Отчет_20_Листинг"><text:s text:c="4"/>filter (&gt;= (fst $ gershgorin m) - 0.5) $ do</text:p>
            </text:list-item>
            <text:list-item>
              <text:p text:style-name="Отчет_20_Листинг"><text:s text:c="4"/>let selfV = 1 : map (*(-1)) (head $ frobenius m)</text:p>
            </text:list-item>
            <text:list-item>
              <text:p text:style-name="Отчет_20_Листинг"><text:s text:c="4"/>lamda &lt;- [(fst $ gershgorin m), (fst $ gershgorin m) + eps .. (snd $ gershgorin m)]</text:p>
            </text:list-item>
            <text:list-item>
              <text:p text:style-name="Отчет_20_Листинг"><text:s text:c="4"/>let root = sum $ zipWith (*) (iterate (*lamda) 1) (reverse selfV)</text:p>
            </text:list-item>
            <text:list-item>
              <text:p text:style-name="Отчет_20_Листинг"><text:s text:c="4"/>return $ if (abs root) &lt;= (eps * 100) then lamda else ((fst $ gershgorin m) - 1)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selfVec :: Matrix -&gt; Double -&gt; [Vector]</text:p>
            </text:list-item>
            <text:list-item>
              <text:p text:style-name="Отчет_20_Листинг">selfVec m eps = selfVec' $ map (\x -&gt; take (length $ self m eps) $ iterate (*x) 1) (self m eps)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selfVec' vs = do</text:p>
            </text:list-item>
            <text:list-item>
              <text:p text:style-name="Отчет_20_Листинг"><text:s text:c="8"/>v &lt;- vs</text:p>
            </text:list-item>
            <text:list-item>
              <text:p text:style-name="Отчет_20_Листинг"><text:s text:c="8"/>return $ mulVector (matrixS m) (reverse v)</text:p>
            </text:list-item>
            <text:list-item>
              <text:p text:style-name="Отчет_20_Листинг"/>
            </text:list-item>
            <text:list-item>
              <text:p text:style-name="Отчет_20_Листинг">reductions :: Matrix -&gt; Double -&gt; [Int]</text:p>
            </text:list-item>
            <text:list-item>
              <text:p text:style-name="Отчет_20_Листинг">reductions m eps = map red $ self m eps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red = length . filter ((&lt;= eps * 100) . abs) . decodered</text:p>
            </text:list-item>
            <text:list-item>
              <text:p text:style-name="Отчет_20_Листинг"><text:s text:c="4"/>selfV = reverse $ 1 : map (*(-1)) (head $ frobenius m)</text:p>
            </text:list-item>
            <text:list-item>
              <text:p text:style-name="Отчет_20_Листинг"><text:s text:c="4"/>kd <text:s text:c="3"/>= take (length selfV) $ zipWith (\a b -&gt; (a, b)) (repeat 1) (iterate (+1) 0) :: [(Double, Double)]</text:p>
            </text:list-item>
            <text:list-item>
              <text:p text:style-name="Отчет_20_Листинг"><text:s text:c="4"/>stepd kd' = do</text:p>
            </text:list-item>
            <text:list-item>
              <text:p text:style-name="Отчет_20_Листинг"><text:s text:c="8"/>(k, d) &lt;- kd'</text:p>
            </text:list-item>
            <text:list-item>
              <text:p text:style-name="Отчет_20_Листинг"><text:soft-page-break/><text:s text:c="8"/>return $ if d == 0 then (k*d, 0) else (k*d, d-1)</text:p>
            </text:list-item>
            <text:list-item>
              <text:p text:style-name="Отчет_20_Листинг"><text:s text:c="4"/>kds <text:s text:c="2"/>= take (length selfV) $ iterate stepd kd</text:p>
            </text:list-item>
            <text:list-item>
              <text:p text:style-name="Отчет_20_Листинг"><text:s text:c="4"/>decodekd <text:s/>l = map (map (\(k, d) -&gt; k * (l ** d))) kds</text:p>
            </text:list-item>
            <text:list-item>
              <text:p text:style-name="Отчет_20_Листинг"><text:s text:c="4"/>decodered l = map (sum . zipWith (*) selfV) (decodekd l)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frobenius :: Matrix -&gt; Matrix</text:p>
            </text:list-item>
            <text:list-item>
              <text:p text:style-name="Отчет_20_Листинг">frobenius a = (matrixS' a) `mulMatrix` a `mulMatrix` (matrixS a)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convsA :: Matrix -&gt; [Matrix]</text:p>
            </text:list-item>
            <text:list-item>
              <text:p text:style-name="Отчет_20_Листинг">convsA = scanl step &lt;*&gt; liftA2 zip convsM' convsM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step a0 (m', m) = m' `mulMatrix` a0 `mulMatrix` m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-- | Matrix M{k} </text:p>
            </text:list-item>
            <text:list-item>
              <text:p text:style-name="Отчет_20_Листинг">convsM <text:s/>:: Matrix -&gt; [Matrix]</text:p>
            </text:list-item>
            <text:list-item>
              <text:p text:style-name="Отчет_20_Листинг">convsM <text:s/>a = zipWith3 (\p j b -&gt; p ++ j : b) priorsE mkjs breaksE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-- m[i,j]</text:p>
            </text:list-item>
            <text:list-item>
              <text:p text:style-name="Отчет_20_Листинг"><text:s text:c="4"/>priorsE = drop 2 . reverse $ inits matrixE'</text:p>
            </text:list-item>
            <text:list-item>
              <text:p text:style-name="Отчет_20_Листинг"><text:s text:c="4"/>breaksE = tail . reverse $ tails matrixE'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-- m[k,j]</text:p>
            </text:list-item>
            <text:list-item>
              <text:p text:style-name="Отчет_20_Листинг"><text:s text:c="4"/>mkjs = zipWith3 (\p j b -&gt; (negate . (*j) &lt;$&gt; p) ++ j : (negate . (*j) &lt;$&gt; b))</text:p>
            </text:list-item>
            <text:list-item>
              <text:p text:style-name="Отчет_20_Листинг"><text:s text:c="8"/>priorsMkj mkks breaksMkj</text:p>
            </text:list-item>
            <text:list-item>
              <text:p text:style-name="Отчет_20_Листинг"><text:s text:c="6"/>where</text:p>
            </text:list-item>
            <text:list-item>
              <text:p text:style-name="Отчет_20_Листинг"><text:s text:c="8"/>priorsMkj = map reverse . zipWith drop [2..] $ reverse &lt;$&gt; ak1s</text:p>
            </text:list-item>
            <text:list-item>
              <text:p text:style-name="Отчет_20_Листинг"><text:s text:c="8"/>breaksMkj = map reverse . zipWith take [1..] $ reverse &lt;$&gt; ak1s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-- m[k,k]</text:p>
            </text:list-item>
            <text:list-item>
              <text:p text:style-name="Отчет_20_Листинг"><text:s text:c="4"/>mkks = map ((1/) . head) . zipWith drop [1..] $ reverse &lt;$&gt; ak1s</text:p>
            </text:list-item>
            <text:list-item>
              <text:p text:style-name="Отчет_20_Листинг"><text:s text:c="4"/>ak1s = map head . zipWith drop [0..] $ reverse &lt;$&gt; convsA a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matrixE' = take (length a) &lt;$&gt; take (length a) matrixE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-- | Matrix M{k} inversed</text:p>
            </text:list-item>
            <text:list-item>
              <text:p text:style-name="Отчет_20_Листинг">convsM' :: Matrix -&gt; [Matrix]</text:p>
            </text:list-item>
            <text:list-item>
              <text:p text:style-name="Отчет_20_Листинг">convsM' a = zipWith3 (\p j b -&gt; p ++ j : b) priorsE mkjs breaksE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-- m[i,j]</text:p>
            </text:list-item>
            <text:list-item>
              <text:p text:style-name="Отчет_20_Листинг"><text:s text:c="4"/>priorsE = drop 2 . reverse $ inits matrixE'</text:p>
            </text:list-item>
            <text:list-item>
              <text:p text:style-name="Отчет_20_Листинг"><text:s text:c="4"/>breaksE = tail . reverse $ tails matrixE'</text:p>
            </text:list-item>
            <text:list-item>
              <text:p text:style-name="Отчет_20_Листинг"><text:soft-page-break/></text:p>
            </text:list-item>
            <text:list-item>
              <text:p text:style-name="Отчет_20_Листинг"><text:s text:c="4"/>-- m[k,j]</text:p>
            </text:list-item>
            <text:list-item>
              <text:p text:style-name="Отчет_20_Листинг"><text:s text:c="4"/>mkjs = map head . zipWith drop [0..] $ reverse &lt;$&gt; convsA a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matrixE' = take (length a) &lt;$&gt; take (length a) matrixE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matrixS <text:s/>:: Matrix -&gt; Matrix</text:p>
            </text:list-item>
            <text:list-item>
              <text:p text:style-name="Отчет_20_Листинг">matrixS <text:s/>= foldl1 (\acc x -&gt; acc `mulMatrix` x) . convsM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matrixS' :: Matrix -&gt; Matrix</text:p>
            </text:list-item>
            <text:list-item>
              <text:p text:style-name="Отчет_20_Листинг">matrixS' = foldl1 (\acc x -&gt; acc `mulMatrix` x) . reverse . ConvsM'</text:p>
            </text:list-item>
          </text:list>
          <text:list xml:id="list235528839690113" text:continue-list="list235529500512460" text:style-name="Отчет_20_Нумерованный">
            <text:list-item>
              <text:list>
                <text:list-item>
                  <text:h text:style-name="Отчет_20_Заголовок_20_2" text:outline-level="2">Модуль Main.hs</text:h>
                </text:list-item>
              </text:list>
            </text:list-item>
          </text:list>
          <text:list xml:id="list235528549013057" text:continue-list="list235528444809901" text:style-name="Отчет_20_Листинг">
            <text:list-item text:start-value="1">
              <text:p text:style-name="Отчет_20_Листинг">import Methods </text:p>
            </text:list-item>
            <text:list-item>
              <text:p text:style-name="Отчет_20_Листинг">import qualified M </text:p>
            </text:list-item>
            <text:list-item>
              <text:p text:style-name="Отчет_20_Листинг">import Text.Printf</text:p>
            </text:list-item>
            <text:list-item>
              <text:p text:style-name="Отчет_20_Листинг">import Data.List hiding ( break )</text:p>
            </text:list-item>
            <text:list-item>
              <text:p text:style-name="Отчет_20_Листинг"/>
            </text:list-item>
            <text:list-item>
              <text:p text:style-name="Отчет_20_Листинг">main :: IO ()</text:p>
            </text:list-item>
            <text:list-item>
              <text:p text:style-name="Отчет_20_Листинг">main = do</text:p>
            </text:list-item>
            <text:list-item>
              <text:p text:style-name="Отчет_20_Листинг"><text:s text:c="4"/>let m <text:s text:c="2"/>= [[2.2,1,0.5,2],[1,1.3,2,1],[0.5,2,0.5,1.6],[2,1,1.6,2]]</text:p>
            </text:list-item>
            <text:list-item>
              <text:p text:style-name="Отчет_20_Листинг"><text:s text:c="4"/>let eps = 1E-5</text:p>
            </text:list-item>
            <text:list-item>
              <text:p text:style-name="Отчет_20_Листинг"><text:s text:c="4"/>putStrLn $ showMatrixIters "%7.3F" $ convsA m</text:p>
            </text:list-item>
            <text:list-item>
              <text:p text:style-name="Отчет_20_Листинг"><text:s text:c="4"/>putStrLn "\nMatrix S"</text:p>
            </text:list-item>
            <text:list-item>
              <text:p text:style-name="Отчет_20_Листинг"><text:s text:c="4"/>putStrLn $ showMatrix "%7.3F" $ matrixS m</text:p>
            </text:list-item>
            <text:list-item>
              <text:p text:style-name="Отчет_20_Листинг"><text:s text:c="4"/>putStrLn "\nFrobenius matrix P"</text:p>
            </text:list-item>
            <text:list-item>
              <text:p text:style-name="Отчет_20_Листинг"><text:s text:c="4"/>putStrLn $ showMatrix "%7.3F" $ frobenius m</text:p>
            </text:list-item>
            <text:list-item>
              <text:p text:style-name="Отчет_20_Листинг"><text:s text:c="4"/>putStrLn ""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putStrLn $ do </text:p>
            </text:list-item>
            <text:list-item>
              <text:p text:style-name="Отчет_20_Листинг"><text:s text:c="8"/>(lamda, vector, koef, i) &lt;- zipWith4 (\a b c d -&gt; (a, b, c, d)) (self m eps) (selfVec m eps) (reductions m eps) (iterate (+1) (1 :: Int))</text:p>
            </text:list-item>
            <text:list-item>
              <text:p text:style-name="Отчет_20_Листинг"><text:s text:c="8"/>printf <text:s/>"λ%d <text:s text:c="9"/>= %7.3F" i lamda ++ printf "\n" ++</text:p>
            </text:list-item>
            <text:list-item>
              <text:p text:style-name="Отчет_20_Листинг"><text:s text:c="9"/>printf "|A - λ%dE| <text:s text:c="2"/>= %7.3E" i (M.det (subMatrix m (mulScal matrixE lamda))) ++ printf "\n" ++</text:p>
            </text:list-item>
            <text:list-item>
              <text:p text:style-name="Отчет_20_Листинг"><text:s text:c="9"/>printf "x%d <text:s text:c="9"/>= " i ++ showMatrix "%7.3F" [vector] ++ printf "\n" ++</text:p>
            </text:list-item>
            <text:list-item>
              <text:p text:style-name="Отчет_20_Листинг"><text:s text:c="9"/>printf "Ax%d - λ%dx%d <text:s/>= " i i i ++ showMatrix "%7.3E" [subVector (mulVector m vector) (map (*lamda) vector)] ++ printf "\n" ++</text:p>
            </text:list-item>
            <text:list-item>
              <text:p text:style-name="Отчет_20_Листинг"><text:s text:c="9"/>printf "k%d <text:s text:c="9"/>= %d" i koef ++ printf "\n" ++</text:p>
            </text:list-item>
            <text:list-item>
              <text:p text:style-name="Отчет_20_Листинг"><text:s text:c="9"/>printf "\n"</text:p>
            </text:list-item>
            <text:list-item>
              <text:p text:style-name="Отчет_20_Листинг"/>
            </text:list-item>
            <text:list-item>
              <text:p text:style-name="Отчет_20_Листинг"><text:s text:c="4"/>return ()</text:p>
            </text:list-item>
            <text:list-item>
              <text:p text:style-name="Отчет_20_Листинг"/>
            </text:list-item>
            <text:list-item>
              <text:p text:style-name="Отчет_20_Листинг"><text:soft-page-break/></text:p>
            </text:list-item>
            <text:list-item>
              <text:p text:style-name="Отчет_20_Листинг">showMatrix :: String -&gt; Matrix -&gt; String</text:p>
            </text:list-item>
            <text:list-item>
              <text:p text:style-name="Отчет_20_Листинг">showMatrix _ [] <text:s text:c="4"/>= "[]"</text:p>
            </text:list-item>
            <text:list-item>
              <text:p text:style-name="Отчет_20_Листинг">showMatrix _ [[]] <text:s text:c="2"/>= "[]"</text:p>
            </text:list-item>
            <text:list-item>
              <text:p text:style-name="Отчет_20_Листинг">showMatrix f (l:[]) = ("[ "++) . (++" ]") . intercalate ", " $ map (printf f) l</text:p>
            </text:list-item>
            <text:list-item>
              <text:p text:style-name="Отчет_20_Листинг">showMatrix f m <text:s text:c="5"/>= showPrior ++ showTail ++ showBreak</text:p>
            </text:list-item>
            <text:list-item>
              <text:p text:style-name="Отчет_20_Листинг"><text:s text:c="2"/>where</text:p>
            </text:list-item>
            <text:list-item>
              <text:p text:style-name="Отчет_20_Листинг"><text:s text:c="4"/>showPrior = ("⎡ "++) . (++" ⎤\n") . intercalate ", " . map (printf f) $ head m</text:p>
            </text:list-item>
            <text:list-item>
              <text:p text:style-name="Отчет_20_Листинг"><text:s text:c="4"/>showTail <text:s/>= concat . map (("⎢ "++) . (++" ⎥\n") . intercalate ", " . map (printf f)) . init $ tail m</text:p>
            </text:list-item>
            <text:list-item>
              <text:p text:style-name="Отчет_20_Листинг"><text:s text:c="4"/>showBreak = ("⎣ "++) . (++" ⎦") . intercalate ", " . map (printf f) $ last m</text:p>
            </text:list-item>
            <text:list-item>
              <text:p text:style-name="Отчет_20_Листинг"/>
            </text:list-item>
            <text:list-item>
              <text:p text:style-name="Отчет_20_Листинг"/>
            </text:list-item>
            <text:list-item>
              <text:p text:style-name="Отчет_20_Листинг">showMatrixIters :: String -&gt; [Matrix] -&gt; String</text:p>
            </text:list-item>
            <text:list-item>
              <text:p text:style-name="Отчет_20_Листинг">showMatrixIters f ms = intercalate "\n\n" $ map (showMatrix f) ms</text:p>
            </text:list-item>
          </text:list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180_20_Degrees_20_Crossed" draw:display-name="Black 180 Degrees Crossed" draw:style="double" draw:color="#000000" draw:distance="0.102cm" draw:rotation="18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Отчет_20_Базовый" style:next-style-name="Text_20_body" style:default-outline-level="2" style:class="text">
      <style:paragraph-properties fo:margin-left="0.499cm" fo:margin-right="0cm" fo:margin-top="0cm" fo:margin-bottom="0cm" style:contextual-spacing="tru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Отчет_20_Базовый" style:next-style-name="Text_20_body" style:default-outline-level="3" style:class="text">
      <style:paragraph-properties fo:margin-left="1cm" fo:margin-right="0cm" fo:margin-top="0cm" fo:margin-bottom="0cm" style:contextual-spacing="tru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Drawing" style:family="paragraph" style:parent-style-name="Отчет_20_Название_20_Рисунка" style:class="extra">
      <style:paragraph-properties fo:text-align="center" style:justify-single-word="false"/>
    </style:style>
    <style:style style:name="Header_20_and_20_Footer" style:display-name="Header and Footer" style:family="paragraph" style:parent-style-name="Отчет_20_Колонтитул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Титульный_20_Базовый" style:display-name="Отчет Титульный Базовый" style:family="paragraph" style:master-page-name="">
      <style:paragraph-properties fo:line-height="150%" fo:text-align="center" style:justify-single-word="false" fo:hyphenation-ladder-count="no-limit" style:page-number="auto" fo:padding="0cm" fo:border="none" text:number-lines="true" text:line-number="1" style:join-border="false">
        <style:tab-stops/>
      </style:paragraph-properties>
      <style:text-properties fo:hyphenate="true" fo:hyphenation-remain-char-count="5" fo:hyphenation-push-char-count="5" loext:hyphenation-no-caps="true"/>
    </style:style>
    <style:style style:name="Отчет_20_Титульный_20_Тема_20_Работы" style:display-name="Отчет Титульный Тема Работы" style:family="paragraph" style:parent-style-name="Отчет_20_Титульный_20_Базовый" style:master-page-name="">
      <style:paragraph-properties style:page-number="auto" fo:padding-left="0cm" fo:padding-right="0cm" fo:padding-top="3cm" fo:padding-bottom="0.499cm" fo:border="none"/>
      <style:text-properties fo:text-transform="uppercase" fo:font-weight="bold"/>
    </style:style>
    <style:style style:name="Отчет_20_Титульный_20_Информация" style:display-name="Отчет Титульный Информация" style:family="paragraph" style:parent-style-name="Отчет_20_Титульный_20_Базовый" style:master-page-name="">
      <style:paragraph-properties fo:line-height="100%" fo:text-align="start" style:justify-single-word="false" style:page-number="auto" fo:padding-left="0cm" fo:padding-right="0cm" fo:padding-top="1cm" fo:padding-bottom="0cm" fo:border="none" style:join-border="true">
        <style:tab-stops>
          <style:tab-stop style:position="1cm" style:type="center"/>
          <style:tab-stop style:position="2cm" style:type="right"/>
          <style:tab-stop style:position="4.001cm" style:type="right"/>
          <style:tab-stop style:position="6.001cm" style:type="right"/>
          <style:tab-stop style:position="7.999cm" style:type="right"/>
        </style:tab-stops>
      </style:paragraph-properties>
    </style:style>
    <style:style style:name="Отчет_20_Базовый" style:display-name="Отчет Базовый" style:family="paragraph" style:master-page-name="">
      <style:paragraph-properties fo:margin-top="0cm" fo:margin-bottom="0.3cm" style:contextual-spacing="true" fo:line-height="150%" fo:text-align="justify" style:justify-single-word="false" fo:hyphenation-ladder-count="no-limit" style:page-number="auto" text:number-lines="true" text:line-number="1">
        <style:tab-stops/>
      </style:paragraph-properties>
      <style:text-properties fo:hyphenate="true" fo:hyphenation-remain-char-count="5" fo:hyphenation-push-char-count="5" loext:hyphenation-no-caps="true"/>
      <style:map style:condition="header()" style:apply-style-name="Отчет_20_Базовый"/>
      <style:map style:condition="footer()" style:apply-style-name="Отчет_20_Базовый"/>
    </style:style>
    <style:style style:name="Отчет_20_Заголовок_20_2" style:display-name="Отчет Заголовок 2" style:family="paragraph" style:parent-style-name="Отчет_20_Базовый" style:next-style-name="Отчет_20_Абзац" style:default-outline-level="2" style:list-style-name="Отчет_20_Нумерованный" style:master-page-name="">
      <style:paragraph-properties fo:margin-top="0.101cm" fo:margin-bottom="0.101cm" style:contextual-spacing="true" fo:line-height="200%" fo:text-align="center" style:justify-single-word="false" fo:keep-together="always" style:register-true="false" style:page-number="auto" fo:padding="0cm" fo:border="none" fo:keep-with-next="always" style:join-border="false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Базовый" style:next-style-name="Отчет_20_Заголовок_20_2" style:default-outline-level="1" style:list-style-name="Отчет_20_Нумерованный" style:master-page-name="">
      <style:paragraph-properties fo:margin-top="0.101cm" fo:margin-bottom="0.101cm" style:contextual-spacing="false" fo:line-height="200%" fo:text-align="center" style:justify-single-word="false" fo:keep-together="always" style:page-number="auto" fo:break-before="page" fo:padding="0cm" fo:border="none" fo:keep-with-next="always" style:join-border="false"/>
      <style:text-properties fo:font-size="16pt" fo:font-weight="bold"/>
    </style:style>
    <style:style style:name="Отчет_20_Абзац" style:display-name="Отчет Абзац" style:family="paragraph" style:parent-style-name="Отчет_20_Базовый">
      <style:paragraph-properties fo:margin-left="0cm" fo:margin-right="0cm" fo:line-height="150%" fo:text-indent="1cm" style:auto-text-indent="false"/>
    </style:style>
    <style:style style:name="Отчет_20_Список_20_Нумерованный" style:display-name="Отчет Список Нумерованный" style:family="paragraph" style:parent-style-name="Отчет_20_Базовый" style:list-style-name="Отчет_20_Нумерованный_20_Встраиваемый" style:master-page-name="">
      <style:paragraph-properties style:page-number="auto"/>
    </style:style>
    <style:style style:name="Отчет_20_Список_20_Символьный" style:display-name="Отчет Список Символьный" style:family="paragraph" style:parent-style-name="Отчет_20_Базовый" style:list-style-name="Отчет_20_Символьный_20_Встраиваемый"/>
    <style:style style:name="Отчет_20_Листинг" style:display-name="Отчет Листинг" style:family="paragraph" style:parent-style-name="Отчет_20_Базовый" style:list-style-name="Отчет_20_Листинг" style:master-page-name="">
      <loext:graphic-properties draw:fill="none" draw:fill-color="#dddddd" draw:fill-hatch-name="Black_20_180_20_Degrees_20_Crossed" draw:fill-hatch-solid="false"/>
      <style:paragraph-properties fo:line-height="100%" style:page-number="auto" fo:background-color="transparent" fo:padding="0cm" fo:border="none">
        <style:tab-stops/>
      </style:paragraph-properties>
      <style:text-properties fo:color="#000000" loext:opacity="100%" style:font-name="Liberation Mono" fo:font-family="'Liberation Mono'" style:font-style-name="Обычный" style:font-family-generic="modern" style:font-pitch="fixed" fo:font-size="12pt" style:text-overline-style="none" style:text-overline-color="font-color"/>
    </style:style>
    <style:style style:name="Table_20_Contents" style:display-name="Table Contents" style:family="paragraph" style:parent-style-name="Отчет_20_Таблица_20_Содержимое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Отчет_20_Таблица_20_Заголовок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Отчет_20_Название_20_Таблицы" style:class="extra" style:master-page-name="">
      <style:paragraph-properties fo:margin-top="0cm" fo:margin-bottom="0cm" style:contextual-spacing="true" fo:text-align="start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Название_20_Таблицы" style:display-name="Отчет Название Таблицы" style:family="paragraph" style:parent-style-name="Отчет_20_Базовый">
      <style:paragraph-properties fo:margin-top="0cm" fo:margin-bottom="0cm" style:contextual-spacing="false" fo:text-align="start" style:justify-single-word="false"/>
    </style:style>
    <style:style style:name="Отчет_20_Название_20_Рисунка" style:display-name="Отчет Название Рисунка" style:family="paragraph" style:parent-style-name="Отчет_20_Базовый">
      <style:paragraph-properties fo:text-align="center" style:justify-single-word="false"/>
    </style:style>
    <style:style style:name="Отчет_20_Таблица_20_Заголовок" style:display-name="Отчет Таблица Заголовок" style:family="paragraph" style:parent-style-name="Отчет_20_Базовый">
      <style:paragraph-properties fo:margin-top="0cm" fo:margin-bottom="0cm" style:contextual-spacing="false" fo:text-align="center" style:justify-single-word="false"/>
    </style:style>
    <style:style style:name="Отчет_20_Колонтитул" style:display-name="Отчет Колонтитул" style:family="paragraph" style:parent-style-name="Отчет_20_Базовый">
      <style:paragraph-properties fo:text-align="center" style:justify-single-word="false">
        <style:tab-stops/>
      </style:paragraph-properties>
    </style:style>
    <style:style style:name="Отчет_20_Таблица_20_Содержимое" style:display-name="Отчет Таблица Содержимое" style:family="paragraph" style:parent-style-name="Отчет_20_Базовый">
      <style:paragraph-properties fo:margin-top="0cm" fo:margin-bottom="0cm" style:contextual-spacing="false" fo:text-align="center" style:justify-single-word="false">
        <style:tab-stops/>
      </style:paragraph-properties>
    </style:style>
    <style:style style:name="Illustration" style:family="paragraph" style:parent-style-name="Отчет_20_Название_20_Рисунка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Отчет_20_Базовый" style:list-style-name="" style:class="index">
      <style:paragraph-properties fo:margin-top="0cm" fo:margin-bottom="0cm" style:contextual-spacing="true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тчет_20_Базовый" style:class="index">
      <style:paragraph-properties fo:margin-left="0.499cm" fo:margin-right="0cm" fo:margin-top="0cm" fo:margin-bottom="0cm" style:contextual-spacing="tru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Отчет_20_Базовый" style:class="index">
      <style:paragraph-properties fo:margin-top="0cm" fo:margin-bottom="0cm" style:contextual-spacing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Отчет_20_Базовый" style:class="index">
      <style:paragraph-properties fo:margin-left="0.998cm" fo:margin-right="0cm" fo:margin-top="0cm" fo:margin-bottom="0cm" style:contextual-spacing="tru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Отчет_20_Базовый" style:class="index">
      <style:paragraph-properties fo:margin-left="1.499cm" fo:margin-right="0cm" fo:margin-top="0cm" fo:margin-bottom="0cm" style:contextual-spacing="tru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svg:width="17cm" fo:min-width="100%" svg:height="7.71cm" style:rel-height="30%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Frame" style:family="graphic">
      <style:graphic-properties svg:width="17cm" fo:min-width="100%" svg:height="0.258cm" fo:min-height="1%" text:anchor-type="paragraph" svg:x="0cm" svg:y="0cm" fo:margin-left="0.201cm" fo:margin-right="0.201cm" fo:margin-top="0.201cm" fo:margin-bottom="0.201cm" style:protect="position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Graphics" style:family="graphic">
      <style:graphic-properties fo:min-width="11.899cm" svg:height="0.041cm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wrap="parallel" style:number-wrapped-paragraphs="no-limit" style:wrap-contour="false" style:vertical-pos="top" style:vertical-rel="baseline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–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3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4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5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6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7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8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9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10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day number:style="long"/>
    </number:date-style>
    <number:date-style style:name="N10107" number:language="ru" number:country="RU">
      <number:year number:style="long"/>
    </number:date-style>
    <number:date-style style:name="N10108" number:language="ru" number:country="RU">
      <number:day number:style="long"/>
    </number:date-style>
  </office:styles>
  <office:automatic-styles>
    <style:style style:name="MP1" style:family="paragraph" style:parent-style-name="Отчет_20_Колонтитул">
      <style:paragraph-properties>
        <style:tab-stops/>
      </style:paragraph-properties>
    </style:style>
    <style:style style:name="MT1" style:family="text">
      <style:text-properties officeooo:rsid="002425c1"/>
    </style:style>
    <style:style style:name="MT2" style:family="text">
      <style:text-properties officeooo:rsid="008560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Отчет_20_Базовый" style:display-name="Отчет Базовый" style:page-layout-name="Mpm9">
      <style:header>
        <text:p text:style-name="Отчет_20_Колонтитул"><text:page-number text:select-page="current">12</text:page-number></text:p>
      </style:header>
      <style:footer>
        <text:p text:style-name="Отчет_20_Колонтитул"/>
      </style:footer>
    </style:master-page>
    <style:master-page style:name="Отчет_20_Базовый_20_Горизонтальный" style:display-name="Отчет Базовый Горизонтальный" style:page-layout-name="Mpm10">
      <style:header>
        <text:p text:style-name="Header"/>
      </style:header>
      <style:footer>
        <text:p text:style-name="Footer"/>
      </style:footer>
    </style:master-page>
    <style:master-page style:name="Отчет_20_Титульный" style:display-name="Отчет Титульный" style:page-layout-name="Mpm9" style:next-style-name="Отчет_20_Базовый">
      <style:header>
        <text:p text:style-name="MP1"/>
      </style:header>
      <style:footer>
        <text:p text:style-name="Отчет_20_Колонтитул"><text:span text:style-name="MT1">Томск </text:span><text:span text:style-name="MT2">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1:38:11.617368983</meta:creation-date>
    <dc:title>Шаблон Отчет</dc:title>
    <meta:editing-cycles>7</meta:editing-cycles>
    <meta:generator>LibreOffice/7.1.3.2$Linux_X86_64 LibreOffice_project/10$Build-2</meta:generator>
    <meta:editing-duration>PT19M2S</meta:editing-duration>
    <meta:initial-creator>Александр Сергеевич Мазовец</meta:initial-creator>
    <dc:date>2021-05-23T23:55:27.392042929</dc:date>
    <dc:creator>Александр Сергеевич Мазовец</dc:creator>
    <meta:printed-by>Александр Сергеевич Мазовец</meta:printed-by>
    <meta:print-date>2021-05-23T23:54:46.977079066</meta:print-date>
    <meta:document-statistic meta:table-count="0" meta:image-count="0" meta:object-count="33" meta:page-count="12" meta:paragraph-count="337" meta:word-count="2063" meta:character-count="11344" meta:non-whitespace-character-count="8964"/>
    <meta:template xlink:type="simple" xlink:actuate="onRequest" xlink:title="Шаблон Отчет" xlink:href="../../../.config/libreoffice/4/user/template/Отчет%20ТУСУР/Шаблон%20Отчет.ott" meta:date="2021-05-23T21:38:10.660892697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USUR/TemplateModule.xml><?xml version="1.0" encoding="utf-8"?>
<!DOCTYPE module  PUBLIC '-//OpenOffice.org//DTD OfficeDocument 1.0//EN'  'module.dtd'>
<script:module xmlns:script="http://openoffice.org/2000/script" script:name="TemplateModule" script:language="StarBasic">REM  *****  BASIC  *****

Public oTemplateGenerator as Object
Public oDocAuto as Object

Sub  ShowTemplateGenerator()
Dim oUserfield
    With GlobalScope.BasicLibraries
       If Not .IsLibraryLoaded("Tools") Then .LoadLibrary("Tools")
    End With
    oTemplateGenerator = Tools.ModuleControls.LoadDialog("TUSUR", "TemplateGenerator", DialogLibraries)
    oDocAuto = ThisComponent

    oTemplateGenerator.Execute()
    oTemplateGenerator.Dispose()
End Sub

Sub CancelTemplateGenerator()
	oTemplateGenerator.EndExecute()
End Sub

Sub OkTemplateGenerator()
	oTemplateGenerator.EndExecute()
End Sub
</script:module>
</file>

<file path=Basic/TUSUR/script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TUSUR/TemplateGenerator.xml><?xml version="1.0" encoding="utf-8"?>
<!DOCTYPE window  PUBLIC '-//OpenOffice.org//DTD OfficeDocument 1.0//EN'  'dialog.dtd'>
<dlg:window xmlns:dlg="http://openoffice.org/2000/dialog" xmlns:script="http://openoffice.org/2000/script" dlg:id="TemplateGenerator" dlg:left="165" dlg:top="72" dlg:width="367" dlg:height="226" dlg:closeable="true" dlg:moveable="true">
  <dlg:styles>
    <dlg:style dlg:style-id="0" dlg:font-weight="150"/>
  </dlg:styles>
  <dlg:bulletinboard>
    <dlg:text dlg:id="Ldepartment" dlg:tab-index="0" dlg:left="10" dlg:top="53" dlg:width="130" dlg:height="10" dlg:value="Обеспечивающая кафедра/Сокращение" dlg:valign="center"/>
    <dlg:text dlg:id="Ltheme" dlg:tab-index="18" dlg:left="10" dlg:top="8" dlg:width="130" dlg:height="10" dlg:value="Тема работы" dlg:valign="center"/>
    <dlg:text dlg:id="Label2" dlg:tab-index="19" dlg:left="10" dlg:top="38" dlg:width="130" dlg:height="10" dlg:value="Учебная дисциплина" dlg:valign="center"/>
    <dlg:text dlg:id="Label3" dlg:tab-index="20" dlg:left="10" dlg:top="23" dlg:width="130" dlg:height="10" dlg:value="Вид работы" dlg:valign="center"/>
    <dlg:text dlg:style-id="0" dlg:id="Label1" dlg:tab-index="21" dlg:left="5" dlg:top="68" dlg:width="130" dlg:height="10" dlg:value="Выполнил" dlg:valign="center"/>
    <dlg:text dlg:id="Label5" dlg:tab-index="22" dlg:left="10" dlg:top="83" dlg:width="130" dlg:height="10" dlg:value="Номер группы" dlg:valign="center"/>
    <dlg:text dlg:id="Label7" dlg:tab-index="23" dlg:left="10" dlg:top="98" dlg:width="130" dlg:height="10" dlg:value="Инициалы/Фамилия" dlg:valign="center"/>
    <dlg:text dlg:id="Label4" dlg:tab-index="24" dlg:left="10" dlg:top="128" dlg:width="130" dlg:height="10" dlg:value="Дата" dlg:valign="center"/>
    <dlg:text dlg:style-id="0" dlg:id="Label6" dlg:tab-index="25" dlg:left="5" dlg:top="158" dlg:width="130" dlg:height="10" dlg:value="Проверил" dlg:valign="center"/>
    <dlg:text dlg:id="Label8" dlg:tab-index="26" dlg:left="10" dlg:top="173" dlg:width="130" dlg:height="10" dlg:value="Должность, ученая степень, звание" dlg:valign="center"/>
    <dlg:text dlg:id="Label9" dlg:tab-index="27" dlg:left="10" dlg:top="188" dlg:width="130" dlg:height="10" dlg:value="Инициалы/Фамилия" dlg:valign="center"/>
    <dlg:button dlg:id="CommandButton1" dlg:tab-index="17" dlg:left="299" dlg:top="208" dlg:width="60" dlg:height="13" dlg:value="Ок">
      <script:event script:event-name="on-performaction" script:macro-name="vnd.sun.star.script:TUSUR.TemplateModule.OkTemplateGenerator?language=Basic&amp;location=document" script:language="Script"/>
    </dlg:button>
    <dlg:button dlg:id="CommandButton2" dlg:tab-index="15" dlg:left="169" dlg:top="208" dlg:width="60" dlg:height="13" dlg:value="Применить"/>
    <dlg:button dlg:id="CommandButton3" dlg:tab-index="16" dlg:left="234" dlg:top="208" dlg:width="60" dlg:height="13" dlg:value="Отмена">
      <script:event script:event-name="on-performaction" script:macro-name="vnd.sun.star.script:TUSUR.TemplateModule.CancelTemplateGenerator?language=Basic&amp;location=document" script:language="Script"/>
    </dlg:button>
    <dlg:textfield dlg:id="tfTopic" dlg:tab-index="1" dlg:left="147" dlg:top="8" dlg:width="212" dlg:height="10"/>
    <dlg:combobox dlg:id="tfKindOfWork" dlg:tab-index="2" dlg:left="147" dlg:top="23" dlg:width="212" dlg:height="10" dlg:spin="true" dlg:linecount="10">
      <dlg:menupopup>
        <dlg:menuitem dlg:value="Отчет по лабораторной работе"/>
        <dlg:menuitem dlg:value="Тематический реферат"/>
        <dlg:menuitem dlg:value="Самостоятельная работа"/>
        <dlg:menuitem dlg:value="Эссе"/>
        <dlg:menuitem dlg:value="Расчетная работа"/>
        <dlg:menuitem dlg:value="Расчетно-графическая работа"/>
        <dlg:menuitem dlg:value="Курсовая работа"/>
        <dlg:menuitem dlg:value="Курсовой проект"/>
      </dlg:menupopup>
    </dlg:combobox>
    <dlg:textfield dlg:id="tfAcademicDiscipline" dlg:tab-index="3" dlg:left="147" dlg:top="38" dlg:width="212" dlg:height="10"/>
    <dlg:textfield dlg:id="tfDepartment" dlg:tab-index="4" dlg:left="147" dlg:top="53" dlg:width="163" dlg:height="10"/>
    <dlg:datefield dlg:id="tfCreationDate" dlg:tab-index="10" dlg:left="147" dlg:top="128" dlg:width="212" dlg:height="10" dlg:date-format="short_DDMMYYYY"/>
    <dlg:textfield dlg:id="tfAuLastName" dlg:tab-index="8" dlg:left="196" dlg:top="98" dlg:width="163" dlg:height="10"/>
    <dlg:textfield dlg:id="tfAuInitials" dlg:tab-index="7" dlg:left="147" dlg:top="98" dlg:width="46" dlg:height="10"/>
    <dlg:textfield dlg:id="tfAuGroup" dlg:tab-index="6" dlg:left="147" dlg:top="83" dlg:width="212" dlg:height="10"/>
    <dlg:textfield dlg:id="tfDepartmentRed" dlg:tab-index="5" dlg:left="312" dlg:top="53" dlg:width="47" dlg:height="10"/>
    <dlg:checkbox dlg:id="chbUseEditorData" dlg:tab-index="9" dlg:left="22" dlg:top="113" dlg:width="130" dlg:height="10" dlg:value="Использовать данные из параметров" dlg:valign="center" dlg:checked="true"/>
    <dlg:checkbox dlg:id="chbUseDocumentData" dlg:tab-index="11" dlg:left="22" dlg:top="143" dlg:width="130" dlg:height="10" dlg:value="Использовать дату создания документа" dlg:valign="center" dlg:checked="true"/>
    <dlg:textfield dlg:id="tfInsAcademicDegree" dlg:tab-index="12" dlg:left="147" dlg:top="173" dlg:width="212" dlg:height="10"/>
    <dlg:textfield dlg:id="tfInsInitials" dlg:tab-index="13" dlg:left="147" dlg:top="188" dlg:width="46" dlg:height="10"/>
    <dlg:textfield dlg:id="tfInsLastName" dlg:tab-index="14" dlg:left="196" dlg:top="188" dlg:width="163" dlg:height="10"/>
  </dlg:bulletinboard>
</dlg:window>
</file>

<file path=Dialogs/TUSUR/dialog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Generator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k</mi>
            <mi>i</mi>
          </msub>
        </mrow>
        <mo stretchy="false">=</mo>
        <mi>n</mi>
      </mrow>
      <mi>,</mi>
      <mrow>
        <mi>i</mi>
        <mo stretchy="false">=</mo>
        <mn>1,2</mn>
      </mrow>
      <mo stretchy="false">…</mo>
      <mi>n</mi>
      <mi>,</mi>
      <mrow>
        <mn>1</mn>
        <mo stretchy="false">≤</mo>
        <mi>m</mi>
        <mo stretchy="false">≤</mo>
        <mi>n</mi>
      </mrow>
      <mi>.</mi>
    </mrow>
    <annotation encoding="StarMath 5.0">sum from{i = 1} to{m} k_{i} = n, i = 1,2 dotslow n, 1 &lt;= m &lt;= n.</annotation>
  </semantics>
</math>
</file>

<file path=Object 10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i mathvariant="italic">yi</mi>
        </msub>
      </mrow>
      <mi>,</mi>
      <mrow>
        <mi>i</mi>
        <mo stretchy="false">=</mo>
        <mn>1,2</mn>
      </mrow>
      <mo stretchy="false">…</mo>
      <mi>n</mi>
      <mi>.</mi>
    </mrow>
    <annotation encoding="StarMath 5.0">x_i = S_yi, i = 1,2 dotslow n.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2.2</mn>
              </mtd>
              <mtd>
                <mn>1</mn>
              </mtd>
              <mtd>
                <mn>0.5</mn>
              </mtd>
              <mtd>
                <mn>2</mn>
              </mtd>
            </mtr>
            <mtr>
              <mtd>
                <mn>1</mn>
              </mtd>
              <mtd>
                <mn>1.3</mn>
              </mtd>
              <mtd>
                <mn>2</mn>
              </mtd>
              <mtd>
                <mn>1</mn>
              </mtd>
            </mtr>
            <mtr>
              <mtd>
                <mn>0.5</mn>
              </mtd>
              <mtd>
                <mn>2</mn>
              </mtd>
              <mtd>
                <mn>0.5</mn>
              </mtd>
              <mtd>
                <mn>1.6</mn>
              </mtd>
            </mtr>
            <mtr>
              <mtd>
                <mn>2</mn>
              </mtd>
              <mtd>
                <mn>1</mn>
              </mtd>
              <mtd>
                <mn>1.6</mn>
              </mtd>
              <mtd>
                <mn>2</mn>
              </mtd>
            </mtr>
          </mtable>
        </mrow>
        <mo fence="true" form="postfix" stretchy="true">)</mo>
      </mrow>
    </mrow>
    <annotation encoding="StarMath 5.0">A = left ( matrix {2.2 # 1 # 0.5 # 2 ## 1 # 1.3 # 2 # 1 ## 0.5 # 2 # 0.5 # 1.6 ## 2 # 1 # 1.6 # 2} right )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 mathvariant="italic">λE</mi>
          </mrow>
        </mrow>
        <mo fence="true" form="postfix" stretchy="false">|</mo>
      </mrow>
      <mo stretchy="false">=</mo>
      <mn>0</mn>
    </mrow>
    <annotation encoding="StarMath 5.0">lline A - λE rline = 0 </annotation>
  </semantics>
</math>
</file>

<file path=Object 20/content.xml><?xml version="1.0" encoding="utf-8"?>
<math xmlns="http://www.w3.org/1998/Math/MathML" display="block">
  <semantics>
    <mrow>
      <msub>
        <mi>P</mi>
        <mn>2</mn>
      </msub>
      <mo stretchy="false">=</mo>
      <mrow>
        <msubsup>
          <mi>S</mi>
          <mn>2</mn>
          <mrow>
            <mo stretchy="false">−</mo>
            <mn>1</mn>
          </mrow>
        </msubsup>
        <mo stretchy="false">⋅</mo>
        <msub>
          <mi>P</mi>
          <mn>1</mn>
        </msub>
        <mo stretchy="false">⋅</mo>
        <msub>
          <mi>S</mi>
          <mn>2</mn>
        </msub>
      </mrow>
      <mo stretchy="false">=</mo>
      <mrow>
        <mo fence="true" form="prefix" stretchy="true">(</mo>
        <mrow>
          <mtable>
            <mtr>
              <mtd>
                <mn>1.3333</mn>
              </mtd>
              <mtd>
                <mn>0.1667</mn>
              </mtd>
              <mtd>
                <mrow>
                  <mo stretchy="false">−</mo>
                  <mn>0.4167</mn>
                </mrow>
              </mtd>
              <mtd>
                <mn>0.9067</mn>
              </mtd>
            </mtr>
            <mtr>
              <mtd>
                <munder accentunder="true">
                  <mrow>
                    <mo stretchy="false">−</mo>
                    <mn>4.3267</mn>
                  </mrow>
                  <mo>̲</mo>
                </munder>
              </mtd>
              <mtd>
                <mn>4.6667</mn>
              </mtd>
              <mtd>
                <mn>7.1433</mn>
              </mtd>
              <mtd>
                <mrow>
                  <mo stretchy="false">−</mo>
                  <mn>5.0133</mn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form="postfix" stretchy="true">)</mo>
      </mrow>
    </mrow>
    <annotation encoding="StarMath 5.0">P_2 = S_2^-1 cdot P_1 cdot S_2 


= left ( matrix {1.3333 # 0.1667 # -0.4167 # 0.9067 ## underline {-4.3267} # 4.6667 # 7.1433 # -5.0133 ## 0 # 1 # 0 # 0 ## 0 # 0 # 1 # 0} right )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sup>
        <mi>S</mi>
        <mn>3</mn>
        <mrow>
          <mo stretchy="false">−</mo>
          <mn>1</mn>
        </mrow>
      </msubsup>
      <mo stretchy="false">=</mo>
      <mrow>
        <mo fence="true" form="prefix" stretchy="true">(</mo>
        <mrow>
          <mtable>
            <mtr>
              <mtd>
                <mrow>
                  <mo stretchy="false">−</mo>
                  <mn>4.3267</mn>
                </mrow>
              </mtd>
              <mtd>
                <mn>4.6667</mn>
              </mtd>
              <mtd>
                <mn>7.1433</mn>
              </mtd>
              <mtd>
                <mrow>
                  <mo stretchy="false">−</mo>
                  <mn>5.0133</mn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)</mo>
      </mrow>
    </mrow>
    <annotation encoding="StarMath 5.0">S_3^-1 = left  (  matrix {-4.3267 # 4.6667 # 7.1433 # -5.0133 ## 0 # 1 # 0 # 0 ## 0 # 0 # 1 # 0 ## 0 # 0 # 0 # 1} right )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subsup>
          <mi>S</mi>
          <mn>3</mn>
          <mrow>
            <mo stretchy="false">−</mo>
            <mn>1</mn>
          </mrow>
        </msubsup>
        <mo stretchy="false">⋅</mo>
        <msub>
          <mi>P</mi>
          <mn>2</mn>
        </msub>
        <mo stretchy="false">⋅</mo>
        <msub>
          <mi>S</mi>
          <mn>2</mn>
        </msub>
      </mrow>
      <mo stretchy="false">=</mo>
      <mrow>
        <mo fence="true" form="prefix" stretchy="true">(</mo>
        <mrow>
          <mtable>
            <mtr>
              <mtd>
                <mn>6</mn>
              </mtd>
              <mtd>
                <mn>0.2</mn>
              </mtd>
              <mtd>
                <mrow>
                  <mo stretchy="false">−</mo>
                  <mn>12.735</mn>
                </mrow>
              </mtd>
              <mtd>
                <mn>2.7616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form="postfix" stretchy="true">)</mo>
      </mrow>
    </mrow>
    <annotation encoding="StarMath 5.0">P = S_3^-1 cdot P_2 cdot S_2 = 

left ( matrix {6 # 0.2 # -12.735 # 2.7616 ## 1 # 0 # 0 # 0 ## 0 # 1 # 0 # 0 ## 0 # 0 # 1 # 0} right )</annotation>
  </semantics>
</math>
</file>

<file path=Object 24/content.xml><?xml version="1.0" encoding="utf-8"?>
<math xmlns="http://www.w3.org/1998/Math/MathML" display="block">
  <semantics>
    <mrow>
      <mrow>
        <msup>
          <mi>λ</mi>
          <mn>4</mn>
        </msup>
        <mo stretchy="false">−</mo>
        <mn>6</mn>
      </mrow>
      <mrow>
        <msup>
          <mi>λ</mi>
          <mn>3</mn>
        </msup>
        <mo stretchy="false">−</mo>
        <mn>0.2</mn>
      </mrow>
      <mrow>
        <msup>
          <mi>λ</mi>
          <mn>2</mn>
        </msup>
        <mo stretchy="false">+</mo>
        <mn>12.735</mn>
      </mrow>
      <mrow>
        <mrow>
          <mi>λ</mi>
          <mo stretchy="false">−</mo>
          <mn>2.7616</mn>
        </mrow>
        <mo stretchy="false">=</mo>
        <mn>0</mn>
      </mrow>
    </mrow>
    <annotation encoding="StarMath 5.0">λ^4 - 6λ^3 - 0.2λ^2 + 12.735λ - 2.7616 = 0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row>
        <mo stretchy="false">−</mo>
        <mn>1.4201</mn>
      </mrow>
    </mrow>
    <annotation encoding="StarMath 5.0">λ_1 = -1.4201</annotation>
  </semantics>
</math>
</file>

<file path=Object 26/content.xml><?xml version="1.0" encoding="utf-8"?>
<math xmlns="http://www.w3.org/1998/Math/MathML" display="block">
  <semantics>
    <mrow>
      <msub>
        <mi>λ</mi>
        <mn>2</mn>
      </msub>
      <mo stretchy="false">=</mo>
      <mn>0.2226</mn>
    </mrow>
    <annotation encoding="StarMath 5.0">λ_2 = 0.2226
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1.5454</mn>
    </mrow>
    <annotation encoding="StarMath 5.0">λ_3 = 1.5454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5.652</mn>
    </mrow>
    <annotation encoding="StarMath 5.0">λ_4 = 5.652</annotation>
  </semantics>
</math>
</file>

<file path=Object 2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⋅</mo>
        <msub>
          <mi>S</mi>
          <mn>2</mn>
        </msub>
        <mo stretchy="false">⋅</mo>
        <msub>
          <mi>S</mi>
          <mn>3</mn>
        </msub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0.2311</mn>
                </mrow>
              </mtd>
              <mtd>
                <mn>1.0786</mn>
              </mtd>
              <mtd>
                <mn>1.651</mn>
              </mtd>
              <mtd>
                <mrow>
                  <mo stretchy="false">−</mo>
                  <mn>1.1587</mn>
                </mrow>
              </mtd>
            </mtr>
            <mtr>
              <mtd>
                <mn>0.0812</mn>
              </mtd>
              <mtd>
                <mrow>
                  <mo stretchy="false">−</mo>
                  <mn>0.1367</mn>
                </mrow>
              </mtd>
              <mtd>
                <mrow>
                  <mo stretchy="false">−</mo>
                  <mn>1.641</mn>
                </mrow>
              </mtd>
              <mtd>
                <mrow>
                  <mo stretchy="false">−</mo>
                  <mn>0.2739</mn>
                </mrow>
              </mtd>
            </mtr>
            <mtr>
              <mtd>
                <mn>0.2381</mn>
              </mtd>
              <mtd>
                <mrow>
                  <mo stretchy="false">−</mo>
                  <mn>1.2628</mn>
                </mrow>
              </mtd>
              <mtd>
                <mrow>
                  <mo stretchy="false">−</mo>
                  <mn>0.4132</mn>
                </mrow>
              </mtd>
              <mtd>
                <mn>0.369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)</mo>
      </mrow>
    </mrow>
    <annotation encoding="StarMath 5.0">S = S_1 cdot S_2 cdot S_3 = 

left ( matrix {-0.2311 # 1.0786 # 1.651 # -1.1587 ## 0.0812 # -0.1367 # -1.641 # -0.2739 ## 0.2381 # -1.2628 # -0.4132 # 0.3696 ## 0 # 0 # 0 # 1} right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sub>
        <mi>x</mi>
        <mn>1</mn>
      </msub>
      <mo stretchy="false">=</mo>
      <mrow>
        <mi>S</mi>
        <mo stretchy="false">⋅</mo>
        <msub>
          <mi>y</mi>
          <mn>1</mn>
        </msub>
      </mrow>
      <mo stretchy="false">=</mo>
      <mrow>
        <mi>S</mi>
        <mo stretchy="false">⋅</mo>
        <mrow>
          <mo fence="true" form="prefix" stretchy="true">(</mo>
          <mrow>
            <mtable>
              <mtr>
                <mtd>
                  <mrow>
                    <mo stretchy="false">−</mo>
                    <mn>2.8638</mn>
                  </mrow>
                </mtd>
              </mtr>
              <mtr>
                <mtd>
                  <mn>2.0166</mn>
                </mtd>
              </mtr>
              <mtr>
                <mtd>
                  <mrow>
                    <mo stretchy="false">−</mo>
                    <mn>1.4201</mn>
                  </mrow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0.6663</mn>
                </mrow>
              </mtd>
            </mtr>
            <mtr>
              <mtd>
                <mn>1.548</mn>
              </mtd>
            </mtr>
            <mtr>
              <mtd>
                <mrow>
                  <mo stretchy="false">−</mo>
                  <mn>2.2723</mn>
                </mrow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x_1 = S cdot y_1 = S cdot left ( matrix {-2.8638 ## 2.0166 ## -1.4201 ## 1} right ) = 

left ( matrix {-0.6663 ## 1.548 ## -2.2723 ## 1} right )</annotation>
  </semantics>
</math>
</file>

<file path=Object 31/content.xml><?xml version="1.0" encoding="utf-8"?>
<math xmlns="http://www.w3.org/1998/Math/MathML" display="block">
  <semantics>
    <mrow>
      <msub>
        <mi>x</mi>
        <mn>2</mn>
      </msub>
      <mo stretchy="false">=</mo>
      <mrow>
        <mi>S</mi>
        <mo stretchy="false">⋅</mo>
        <msub>
          <mi>y</mi>
          <mn>2</mn>
        </msub>
      </mrow>
      <mo stretchy="false">=</mo>
      <mrow>
        <mi>S</mi>
        <mo stretchy="false">⋅</mo>
        <mrow>
          <mo fence="true" form="prefix" stretchy="true">(</mo>
          <mrow>
            <mtable>
              <mtr>
                <mtd>
                  <mn>0.011</mn>
                </mtd>
              </mtr>
              <mtr>
                <mtd>
                  <mn>0.0496</mn>
                </mtd>
              </mtr>
              <mtr>
                <mtd>
                  <mn>0.2226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n>0.7402</mn>
                </mrow>
              </mtd>
            </mtr>
            <mtr>
              <mtd>
                <mrow>
                  <mo stretchy="false">−</mo>
                  <mn>0.6451</mn>
                </mrow>
              </mtd>
            </mtr>
            <mtr>
              <mtd>
                <mn>0.2176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x_2 = S cdot y_2 = S cdot left ( matrix {0.011 ## 0.0496 ## 0.2226 ## 1} right ) = 

left ( matrix {-0.7402 ## -0.6451 ## 0.2176 ## 1} right )</annotation>
  </semantics>
</math>
</file>

<file path=Object 32/content.xml><?xml version="1.0" encoding="utf-8"?>
<math xmlns="http://www.w3.org/1998/Math/MathML" display="block">
  <semantics>
    <mrow>
      <msub>
        <mi>x</mi>
        <mn>3</mn>
      </msub>
      <mo stretchy="false">=</mo>
      <mrow>
        <mi>S</mi>
        <mo stretchy="false">⋅</mo>
        <msub>
          <mi>y</mi>
          <mn>3</mn>
        </msub>
      </mrow>
      <mo stretchy="false">=</mo>
      <mrow>
        <mi>S</mi>
        <mo stretchy="false">⋅</mo>
        <mrow>
          <mo fence="true" form="prefix" stretchy="true">(</mo>
          <mrow>
            <mtable>
              <mtr>
                <mtd>
                  <mn>3.691</mn>
                </mtd>
              </mtr>
              <mtr>
                <mtd>
                  <mn>2.3883</mn>
                </mtd>
              </mtr>
              <mtr>
                <mtd>
                  <mn>1.5454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3.1157</mn>
              </mtd>
            </mtr>
            <mtr>
              <mtd>
                <mrow>
                  <mo stretchy="false">−</mo>
                  <mn>2.8365</mn>
                </mrow>
              </mtd>
            </mtr>
            <mtr>
              <mtd>
                <mrow>
                  <mo stretchy="false">−</mo>
                  <mn>2.4059</mn>
                </mrow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x_3 = S cdot y_3 = S cdot left ( matrix {3.691 ## 2.3883 ## 1.5454 ## 1} right ) = 

left ( matrix {3.1157 ## -2.8365 ## -2.4059 ## 1} right )</annotation>
  </semantics>
</math>
</file>

<file path=Object 33/content.xml><?xml version="1.0" encoding="utf-8"?>
<math xmlns="http://www.w3.org/1998/Math/MathML" display="block">
  <semantics>
    <mrow>
      <msub>
        <mi>x</mi>
        <mn>4</mn>
      </msub>
      <mo stretchy="false">=</mo>
      <mrow>
        <mi>S</mi>
        <mo stretchy="false">⋅</mo>
        <msub>
          <mi>y</mi>
          <mn>4</mn>
        </msub>
      </mrow>
      <mo stretchy="false">=</mo>
      <mrow>
        <mi>S</mi>
        <mo stretchy="false">⋅</mo>
        <mrow>
          <mo fence="true" form="prefix" stretchy="true">(</mo>
          <mrow>
            <mtable>
              <mtr>
                <mtd>
                  <mn>180.5568</mn>
                </mtd>
              </mtr>
              <mtr>
                <mtd>
                  <mn>31.9455</mn>
                </mtd>
              </mtr>
              <mtr>
                <mtd>
                  <mn>5.65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0.8975</mn>
              </mtd>
            </mtr>
            <mtr>
              <mtd>
                <mn>0.7531</mn>
              </mtd>
            </mtr>
            <mtr>
              <mtd>
                <mn>0.69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x_4 = S cdot y_4 = S cdot left ( matrix {180.5568 ## 31.9455 ## 5.652 ## 1} right ) = 

left ( matrix {0.8975 ## 0.7531 ## 0.69 ## 1} right 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p</mi>
                <mn>1</mn>
              </mrow>
            </mtd>
            <mtd>
              <mrow>
                <mi>p</mi>
                <mn>2</mn>
              </mrow>
            </mtd>
            <mtd>
              <mo stretchy="false">⋯</mo>
            </mtd>
            <mtd>
              <mrow>
                <mi>p</mi>
                <mn>3</mn>
              </mrow>
            </mtd>
            <mtd>
              <mrow>
                <mi>p</mi>
                <mn>4</mn>
              </mrow>
            </mtd>
          </mtr>
          <mtr>
            <mtd>
              <mn>1</mn>
            </mtd>
            <mtd>
              <mn>0</mn>
            </mtd>
            <mtd>
              <mo stretchy="false">⋯</mo>
            </mtd>
            <mtd>
              <mn>0</mn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{p1 # p2 # dotsaxis # p3 # p4 
				 ## 1 # 0  # dotsaxis # 0  # 0 
            ## dotsvert # dotsvert # dotsdown # dotsvert # dotsvert 
            ## 0 # 0 # dotsaxis # 0 # 1
} right )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sub>
        <mi>M</mi>
        <mi>k</mi>
      </msub>
      <mi mathvariant="normal">:</mi>
      <mrow>
        <mo fence="true" form="prefix" stretchy="true">{</mo>
        <mrow>
          <mtable>
            <mtr>
              <mtd columnalign="left">
                <mrow>
                  <mrow>
                    <msub>
                      <mi>m</mi>
                      <mi mathvariant="italic">ij</mi>
                    </msub>
                    <mo stretchy="false">=</mo>
                    <msub>
                      <mi>e</mi>
                      <mi mathvariant="italic">ij</mi>
                    </msub>
                  </mrow>
                  <mi>,</mi>
                  <mrow>
                    <mi>i</mi>
                    <mo stretchy="false">=</mo>
                    <mn>1,2</mn>
                  </mrow>
                  <mo stretchy="false">…</mo>
                  <mi>n</mi>
                  <mi>,</mi>
                  <mrow>
                    <mi>j</mi>
                    <mo stretchy="false">=</mo>
                    <mn>1,2</mn>
                  </mrow>
                  <mo stretchy="false">…</mo>
                  <mi>n</mi>
                  <mi>,</mi>
                  <mrow>
                    <mi>i</mi>
                    <mo stretchy="false">≠</mo>
                    <mi>k</mi>
                  </mrow>
                  <mi>;</mi>
                </mrow>
              </mtd>
            </mtr>
            <mtr>
              <mtd columnalign="left">
                <mrow>
                  <mrow>
                    <msub>
                      <mi>m</mi>
                      <mi mathvariant="italic">kj</mi>
                    </msub>
                    <mo stretchy="false">=</mo>
                    <mfrac>
                      <mrow>
                        <mo stretchy="false">−</mo>
                        <msubsup>
                          <mi>a</mi>
                          <mrow>
                            <mrow>
                              <mi>k</mi>
                              <mo stretchy="false">+</mo>
                              <mn>1</mn>
                            </mrow>
                            <mi>,</mi>
                            <mi>j</mi>
                          </mrow>
                          <mrow>
                            <mi>n</mi>
                            <mo stretchy="false">−</mo>
                            <mi>k</mi>
                            <mo stretchy="false">−</mo>
                            <mn>1</mn>
                          </mrow>
                        </msubsup>
                      </mrow>
                      <msubsup>
                        <mi>a</mi>
                        <mrow>
                          <mrow>
                            <mi>k</mi>
                            <mo stretchy="false">+</mo>
                            <mn>1</mn>
                          </mrow>
                          <mi>,</mi>
                          <mi>k</mi>
                        </mrow>
                        <mrow>
                          <mi>n</mi>
                          <mo stretchy="false">−</mo>
                          <mi>k</mi>
                          <mo stretchy="false">−</mo>
                          <mn>1</mn>
                        </mrow>
                      </msubsup>
                    </mfrac>
                  </mrow>
                  <mi>,</mi>
                  <mrow>
                    <mi>j</mi>
                    <mo stretchy="false">=</mo>
                    <mn>1,2</mn>
                  </mrow>
                  <mo stretchy="false">…</mo>
                  <mi>n</mi>
                  <mi>,</mi>
                  <mrow>
                    <mi>j</mi>
                    <mo stretchy="false">≠</mo>
                    <mi>k</mi>
                  </mrow>
                  <mi>;</mi>
                </mrow>
              </mtd>
            </mtr>
            <mtr>
              <mtd columnalign="left">
                <mrow>
                  <mrow>
                    <msub>
                      <mi>m</mi>
                      <mi mathvariant="italic">kk</mi>
                    </msub>
                    <mo stretchy="false">=</mo>
                    <mfrac>
                      <mn>1</mn>
                      <msubsup>
                        <mi>a</mi>
                        <mrow>
                          <mrow>
                            <mi>k</mi>
                            <mo stretchy="false">+</mo>
                            <mn>1</mn>
                          </mrow>
                          <mi>,</mi>
                          <mi>j</mi>
                        </mrow>
                        <mrow>
                          <mi>n</mi>
                          <mo stretchy="false">−</mo>
                          <mi>k</mi>
                          <mo stretchy="false">−</mo>
                          <mn>1</mn>
                        </mrow>
                      </msubsup>
                    </mfrac>
                  </mrow>
                  <mn>.</mn>
                </mrow>
              </mtd>
            </mtr>
          </mtable>
        </mrow>
      </mrow>
    </mrow>
    <annotation encoding="StarMath 5.0">M_k : left lbrace  stack { alignl m_ij = e_ij, i = 1,2 dotslow n, j = 1,2 dotslow n, i &lt;&gt; k; # alignl m_kj = - {alignc a_{k+1,j}^{n-k-1}} over {alignc a_{k+1,k}^{n-k-1}}, j = 1,2dotslow n, j&lt;&gt;k; # alignl m_kk = {alignc 1} over {alignc a_{k+1,j}^{n-k-1}}. } right none
 
 
 
 
 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